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17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0.572in"/>
    </style:style>
    <style:style style:name="co4" style:family="table-column">
      <style:table-column-properties fo:break-before="auto" style:column-width="6.202in"/>
    </style:style>
    <style:style style:name="co5" style:family="table-column">
      <style:table-column-properties fo:break-before="auto" style:column-width="4.3756in"/>
    </style:style>
    <style:style style:name="co6" style:family="table-column">
      <style:table-column-properties fo:break-before="auto" style:column-width="3.511in"/>
    </style:style>
    <style:style style:name="co7" style:family="table-column">
      <style:table-column-properties fo:break-before="auto" style:column-width="2.6465in"/>
    </style:style>
    <style:style style:name="co8" style:family="table-column">
      <style:table-column-properties fo:break-before="auto" style:column-width="2.9689in"/>
    </style:style>
    <style:style style:name="co9" style:family="table-column">
      <style:table-column-properties fo:break-before="auto" style:column-width="5.9917in"/>
    </style:style>
    <style:style style:name="co10" style:family="table-column">
      <style:table-column-properties fo:break-before="auto" style:column-width="3.9319in"/>
    </style:style>
    <style:style style:name="co11" style:family="table-column">
      <style:table-column-properties fo:break-before="auto" style:column-width="3.315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Map_20_CDR_20_Directives_20_to_20_Code">
      <style:table-properties table:display="true" style:writing-mode="lr-tb"/>
    </style:style>
    <style:style style:name="ta2" style:family="table" style:master-page-name="PageStyle_5f_code-gen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99"/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p CDR Directives to Cod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number-columns-repeated="52" table:default-cell-style-name="Default"/>
        <table:table-row table:style-name="ro1">
          <table:table-cell table:style-name="ce1" office:value-type="string" calcext:value-type="string">
            <text:p>Map CDR Directives to code (header file default_bp_fcncodes.h)</text:p>
          </table:table-cell>
          <table:table-cell table:number-columns-repeated="7"/>
          <table:table-cell office:value-type="string" calcext:value-type="string">
            <text:p>(from text-to-columns)</text:p>
          </table:table-cell>
          <table:table-cell office:value-type="string" calcext:value-type="string">
            <text:p>(from snake_to_camel script)</text:p>
          </table:table-cell>
          <table:table-cell office:value-type="string" calcext:value-type="string">
            <text:p>from bpnode.xml</text:p>
          </table:table-cell>
          <table:table-cell office:value-type="string" calcext:value-type="string">
            <text:p>computed from cmd_str</text:p>
          </table:table-cell>
          <table:table-cell office:value-type="string" calcext:value-type="string">
            <text:p>Match?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CDR Directives List</text:p>
          </table:table-cell>
          <table:table-cell table:style-name="ce2" office:value-type="string" calcext:value-type="string">
            <text:p>Map ID</text:p>
          </table:table-cell>
          <table:table-cell table:style-name="ce2"/>
          <table:table-cell table:style-name="ce2" office:value-type="string" calcext:value-type="string">
            <text:p>Enum val</text:p>
          </table:table-cell>
          <table:table-cell table:style-name="ce2" table:number-columns-repeated="2"/>
          <table:table-cell table:style-name="ce2" office:value-type="string" calcext:value-type="string">
            <text:p>default_bpnode_fcncodes.h</text:p>
          </table:table-cell>
          <table:table-cell/>
          <table:table-cell table:style-name="ce1" office:value-type="string" calcext:value-type="string">
            <text:p>enum_str</text:p>
          </table:table-cell>
          <table:table-cell table:style-name="ce1" office:value-type="string" calcext:value-type="string">
            <text:p>cmd_str</text:p>
          </table:table-cell>
          <table:table-cell table:number-columns-repeated="54"/>
        </table:table-row>
        <table:table-row table:style-name="ro1">
          <table:table-cell table:style-name="ce2" table:number-columns-repeated="7"/>
          <table:table-cell table:number-columns-repeated="57"/>
        </table:table-row>
        <table:table-row table:style-name="ro1">
          <table:table-cell office:value-type="string" calcext:value-type="string">
            <text:p>Counter Directives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Reset All Counters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/* Noop *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set Count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-Operation</text:p>
          </table:table-cell>
          <table:table-cell/>
          <table:table-cell office:value-type="string" calcext:value-type="string">
            <text:p>#define BPNODE_NOOP_CC <text:s text:c="25"/>(0)</text:p>
          </table:table-cell>
          <table:table-cell/>
          <table:table-cell office:value-type="string" calcext:value-type="string">
            <text:p>BPNODE_NOOP_CC</text:p>
          </table:table-cell>
          <table:table-cell office:value-type="string" calcext:value-type="string">
            <text:p>BPNode_NoopCmd</text:p>
          </table:table-cell>
          <table:table-cell office:value-type="string" calcext:value-type="string">
            <text:p>NoopCmd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Reset Source Counters</text:p>
          </table:table-cell>
          <table:table-cell office:value-type="float" office:value="11" calcext:value-type="float">
            <text:p>1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set Bundle Counters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Application Directives</text:p>
          </table:table-cell>
          <table:table-cell/>
          <table:table-cell office:value-type="string" calcext:value-type="string">
            <text:p>/* Startup directives */</text:p>
          </table:table-cell>
          <table:table-cell/>
          <table:table-cell office:value-type="string" calcext:value-type="string">
            <text:p>Startup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set Error Counters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d All Applications</text:p>
          </table:table-cell>
          <table:table-cell/>
          <table:table-cell office:value-type="string" calcext:value-type="string">
            <text:p>#define BPNODE_ADD_ALL_APPLICATIONS_CC <text:s text:c="9"/>(1)</text:p>
          </table:table-cell>
          <table:table-cell/>
          <table:table-cell office:value-type="string" calcext:value-type="string">
            <text:p>BPNODE_ADD_ALL_APPLICATIONS_CC</text:p>
          </table:table-cell>
          <table:table-cell office:value-type="string" calcext:value-type="string">
            <text:p>BPNode_AddAllApplicationsCmd</text:p>
          </table:table-cell>
          <table:table-cell office:value-type="string" calcext:value-type="string">
            <text:p>AddAllApplicationsCmd</text:p>
          </table:table-cell>
          <table:table-cell table:formula="of:=RIGHT([.J10];LEN([.J10])-7)" office:value-type="string" office:string-value="AddAllApplicationsCmd" calcext:value-type="string">
            <text:p>AddAllApplicationsCmd</text:p>
          </table:table-cell>
          <table:table-cell table:style-name="ce9" table:formula="of:=EXACT([.K10];[.L10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tart All Applications</text:p>
          </table:table-cell>
          <table:table-cell/>
          <table:table-cell office:value-type="string" calcext:value-type="string">
            <text:p>#define BPNODE_START_ALL_APPLICATIONS_CC <text:s text:c="7"/>(2)</text:p>
          </table:table-cell>
          <table:table-cell/>
          <table:table-cell office:value-type="string" calcext:value-type="string">
            <text:p>BPNODE_START_ALL_APPLICATIONS_CC</text:p>
          </table:table-cell>
          <table:table-cell office:value-type="string" calcext:value-type="string">
            <text:p>BPNode_StartAllApplicationsCmd</text:p>
          </table:table-cell>
          <table:table-cell office:value-type="string" calcext:value-type="string">
            <text:p>StartAllApplicationsCmd</text:p>
          </table:table-cell>
          <table:table-cell table:formula="of:=RIGHT([.J11];LEN([.J11])-7)" office:value-type="string" office:string-value="StartAllApplicationsCmd" calcext:value-type="string">
            <text:p>StartAllApplicationsCmd</text:p>
          </table:table-cell>
          <table:table-cell table:style-name="ce9" table:formula="of:=EXACT([.K11];[.L11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pplication Directive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Verify Bundle Storage</text:p>
          </table:table-cell>
          <table:table-cell/>
          <table:table-cell office:value-type="string" calcext:value-type="string">
            <text:p>#define BPNODE_VERIFY_BUNDLE_STORAGE_CC <text:s text:c="8"/>(3)</text:p>
          </table:table-cell>
          <table:table-cell/>
          <table:table-cell office:value-type="string" calcext:value-type="string">
            <text:p>BPNODE_VERIFY_BUNDLE_STORAGE_CC</text:p>
          </table:table-cell>
          <table:table-cell office:value-type="string" calcext:value-type="string">
            <text:p>BPNode_VerifyBundleStorageCmd</text:p>
          </table:table-cell>
          <table:table-cell office:value-type="string" calcext:value-type="string">
            <text:p>VerifyBundleStorageCmd</text:p>
          </table:table-cell>
          <table:table-cell table:formula="of:=RIGHT([.J12];LEN([.J12])-7)" office:value-type="string" office:string-value="VerifyBundleStorageCmd" calcext:value-type="string">
            <text:p>VerifyBundleStorageCmd</text:p>
          </table:table-cell>
          <table:table-cell table:style-name="ce9" table:formula="of:=EXACT([.K12];[.L12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Initialize Bundle Storage</text:p>
          </table:table-cell>
          <table:table-cell/>
          <table:table-cell office:value-type="string" calcext:value-type="string">
            <text:p>#define BPNODE_INIT_BUNDLE_STORAGE_CC <text:s text:c="10"/>(4)</text:p>
          </table:table-cell>
          <table:table-cell/>
          <table:table-cell office:value-type="string" calcext:value-type="string">
            <text:p>BPNODE_INIT_BUNDLE_STORAGE_CC</text:p>
          </table:table-cell>
          <table:table-cell office:value-type="string" calcext:value-type="string">
            <text:p>BPNode_InitBundleStorageCmd</text:p>
          </table:table-cell>
          <table:table-cell office:value-type="string" calcext:value-type="string">
            <text:p>InitBundleStorageCmd</text:p>
          </table:table-cell>
          <table:table-cell table:formula="of:=RIGHT([.J13];LEN([.J13])-7)" office:value-type="string" office:string-value="InitBundleStorageCmd" calcext:value-type="string">
            <text:p>InitBundleStorageCmd</text:p>
          </table:table-cell>
          <table:table-cell table:style-name="ce9" table:formula="of:=EXACT([.K13];[.L13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dd Application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erify Bundle Metadata (7.2)</text:p>
          </table:table-cell>
          <table:table-cell/>
          <table:table-cell office:value-type="string" calcext:value-type="string">
            <text:p>#define BPNODE_VERIFY_BUNDLE_METADATA_CC <text:s text:c="7"/>(5) /* Deferred */</text:p>
          </table:table-cell>
          <table:table-cell/>
          <table:table-cell office:value-type="string" calcext:value-type="string">
            <text:p>BPNODE_VERIFY_BUNDLE_METADATA_CC</text:p>
          </table:table-cell>
          <table:table-cell office:value-type="string" calcext:value-type="string">
            <text:p>BPNode_VerifyBundleMetadataCmd</text:p>
          </table:table-cell>
          <table:table-cell office:value-type="string" calcext:value-type="string">
            <text:p>VerifyBundleMetadataCmd</text:p>
          </table:table-cell>
          <table:table-cell table:formula="of:=RIGHT([.J14];LEN([.J14])-7)" office:value-type="string" office:string-value="VerifyBundleMetadataCmd" calcext:value-type="string">
            <text:p>VerifyBundleMetadataCmd</text:p>
          </table:table-cell>
          <table:table-cell table:style-name="ce9" table:formula="of:=EXACT([.K14];[.L14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emove Application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ebuild Bundle Metadata</text:p>
          </table:table-cell>
          <table:table-cell/>
          <table:table-cell office:value-type="string" calcext:value-type="string">
            <text:p>#define BPNODE_REBUILD_BUNDLE_METADATA_CC <text:s text:c="6"/>(6)</text:p>
          </table:table-cell>
          <table:table-cell/>
          <table:table-cell office:value-type="string" calcext:value-type="string">
            <text:p>BPNODE_REBUILD_BUNDLE_METADATA_CC</text:p>
          </table:table-cell>
          <table:table-cell office:value-type="string" calcext:value-type="string">
            <text:p>BPNode_RebuildBundleMetadataCmd</text:p>
          </table:table-cell>
          <table:table-cell office:value-type="string" calcext:value-type="string">
            <text:p>RebuildBundleMetadataCmd</text:p>
          </table:table-cell>
          <table:table-cell table:formula="of:=RIGHT([.J15];LEN([.J15])-7)" office:value-type="string" office:string-value="RebuildBundleMetadataCmd" calcext:value-type="string">
            <text:p>RebuildBundleMetadataCmd</text:p>
          </table:table-cell>
          <table:table-cell table:style-name="ce9" table:formula="of:=EXACT([.K15];[.L15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et Registration Stat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lear Volatile</text:p>
          </table:table-cell>
          <table:table-cell/>
          <table:table-cell office:value-type="string" calcext:value-type="string">
            <text:p>#define BPNODE_CLEAR_VOLATILE_CC <text:s text:c="15"/>(7)</text:p>
          </table:table-cell>
          <table:table-cell/>
          <table:table-cell office:value-type="string" calcext:value-type="string">
            <text:p>BPNODE_CLEAR_VOLATILE_CC</text:p>
          </table:table-cell>
          <table:table-cell office:value-type="string" calcext:value-type="string">
            <text:p>BPNode_ClearVolatileCmd</text:p>
          </table:table-cell>
          <table:table-cell office:value-type="string" calcext:value-type="string">
            <text:p>ClearVolatileCmd</text:p>
          </table:table-cell>
          <table:table-cell table:formula="of:=RIGHT([.J16];LEN([.J16])-7)" office:value-type="string" office:string-value="ClearVolatileCmd" calcext:value-type="string">
            <text:p>ClearVolatileCmd</text:p>
          </table:table-cell>
          <table:table-cell table:style-name="ce9" table:formula="of:=EXACT([.K16];[.L16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tart Application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load Saved Data (7.2)</text:p>
          </table:table-cell>
          <table:table-cell/>
          <table:table-cell office:value-type="string" calcext:value-type="string">
            <text:p>#define BPNODE_RELOAD_SAVED_DATA_CC <text:s text:c="12"/>(8) /* Deferred */</text:p>
          </table:table-cell>
          <table:table-cell/>
          <table:table-cell office:value-type="string" calcext:value-type="string">
            <text:p>BPNODE_RELOAD_SAVED_DATA_CC</text:p>
          </table:table-cell>
          <table:table-cell office:value-type="string" calcext:value-type="string">
            <text:p>BPNode_ReloadSavedDataCmd</text:p>
          </table:table-cell>
          <table:table-cell office:value-type="string" calcext:value-type="string">
            <text:p>ReloadSavedDataCmd</text:p>
          </table:table-cell>
          <table:table-cell table:formula="of:=RIGHT([.J17];LEN([.J17])-7)" office:value-type="string" office:string-value="ReloadSavedDataCmd" calcext:value-type="string">
            <text:p>ReloadSavedDataCmd</text:p>
          </table:table-cell>
          <table:table-cell table:style-name="ce9" table:formula="of:=EXACT([.K17];[.L17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top Application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style-name="ce9" table:formula="of:=EXACT([.K18];[.L18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dd All Application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unter Directives</text:p>
          </table:table-cell>
          <table:table-cell/>
          <table:table-cell office:value-type="string" calcext:value-type="string">
            <text:p>/* Counter directives */</text:p>
          </table:table-cell>
          <table:table-cell/>
          <table:table-cell office:value-type="string" calcext:value-type="string">
            <text:p>Counter</text:p>
          </table:table-cell>
          <table:table-cell table:number-columns-repeated="3"/>
          <table:table-cell table:style-name="ce9" table:formula="of:=EXACT([.K19];[.L19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tart All Applicatio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set All Counters</text:p>
          </table:table-cell>
          <table:table-cell/>
          <table:table-cell office:value-type="string" calcext:value-type="string">
            <text:p>#define BPNODE_RESET_ALL_COUNTERS_CC <text:s text:c="11"/>(9)</text:p>
          </table:table-cell>
          <table:table-cell/>
          <table:table-cell office:value-type="string" calcext:value-type="string">
            <text:p>BPNODE_RESET_ALL_COUNTERS_CC</text:p>
          </table:table-cell>
          <table:table-cell office:value-type="string" calcext:value-type="string">
            <text:p>BPNode_ResetAllCountersCmd</text:p>
          </table:table-cell>
          <table:table-cell office:value-type="string" calcext:value-type="string">
            <text:p>ResetAllCountersCmd</text:p>
          </table:table-cell>
          <table:table-cell table:formula="of:=RIGHT([.J20];LEN([.J20])-7)" office:value-type="string" office:string-value="ResetAllCountersCmd" calcext:value-type="string">
            <text:p>ResetAllCountersCmd</text:p>
          </table:table-cell>
          <table:table-cell table:style-name="ce9" table:formula="of:=EXACT([.K20];[.L20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Reset Counter</text:p>
          </table:table-cell>
          <table:table-cell/>
          <table:table-cell office:value-type="string" calcext:value-type="string">
            <text:p>#define BPNODE_RESET_COUNTER_CC <text:s text:c="16"/>(10)</text:p>
          </table:table-cell>
          <table:table-cell/>
          <table:table-cell office:value-type="string" calcext:value-type="string">
            <text:p>BPNODE_RESET_COUNTER_CC</text:p>
          </table:table-cell>
          <table:table-cell office:value-type="string" calcext:value-type="string">
            <text:p>BPNode_ResetCounterCmd</text:p>
          </table:table-cell>
          <table:table-cell office:value-type="string" calcext:value-type="string">
            <text:p>ResetCounterCmd</text:p>
          </table:table-cell>
          <table:table-cell table:formula="of:=RIGHT([.J21];LEN([.J21])-7)" office:value-type="string" office:string-value="ResetCounterCmd" calcext:value-type="string">
            <text:p>ResetCounterCmd</text:p>
          </table:table-cell>
          <table:table-cell table:style-name="ce9" table:formula="of:=EXACT([.K21];[.L21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MIB Directives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Reset Source Counters</text:p>
          </table:table-cell>
          <table:table-cell/>
          <table:table-cell office:value-type="string" calcext:value-type="string">
            <text:p>#define BPNODE_RESET_SOURCE_COUNTERS_CC <text:s text:c="8"/>(11)</text:p>
          </table:table-cell>
          <table:table-cell/>
          <table:table-cell office:value-type="string" calcext:value-type="string">
            <text:p>BPNODE_RESET_SOURCE_COUNTERS_CC</text:p>
          </table:table-cell>
          <table:table-cell office:value-type="string" calcext:value-type="string">
            <text:p>BPNode_ResetSourceCountersCmd</text:p>
          </table:table-cell>
          <table:table-cell office:value-type="string" calcext:value-type="string">
            <text:p>ResetSourceCountersCmd</text:p>
          </table:table-cell>
          <table:table-cell table:formula="of:=RIGHT([.J22];LEN([.J22])-7)" office:value-type="string" office:string-value="ResetSourceCountersCmd" calcext:value-type="string">
            <text:p>ResetSourceCountersCmd</text:p>
          </table:table-cell>
          <table:table-cell table:style-name="ce9" table:formula="of:=EXACT([.K22];[.L22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Reset Bundle Counters</text:p>
          </table:table-cell>
          <table:table-cell/>
          <table:table-cell office:value-type="string" calcext:value-type="string">
            <text:p>#define BPNODE_RESET_BUNDLE_COUNTERS_CC <text:s text:c="8"/>(12)</text:p>
          </table:table-cell>
          <table:table-cell/>
          <table:table-cell office:value-type="string" calcext:value-type="string">
            <text:p>BPNODE_RESET_BUNDLE_COUNTERS_CC</text:p>
          </table:table-cell>
          <table:table-cell office:value-type="string" calcext:value-type="string">
            <text:p>BPNode_ResetBundleCountersCmd</text:p>
          </table:table-cell>
          <table:table-cell office:value-type="string" calcext:value-type="string">
            <text:p>ResetBundleCountersCmd</text:p>
          </table:table-cell>
          <table:table-cell table:formula="of:=RIGHT([.J23];LEN([.J23])-7)" office:value-type="string" office:string-value="ResetBundleCountersCmd" calcext:value-type="string">
            <text:p>ResetBundleCountersCmd</text:p>
          </table:table-cell>
          <table:table-cell table:style-name="ce9" table:formula="of:=EXACT([.K23];[.L23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et MIB Item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Reset Error Counters</text:p>
          </table:table-cell>
          <table:table-cell/>
          <table:table-cell office:value-type="string" calcext:value-type="string">
            <text:p>#define BPNODE_RESET_ERROR_COUNTERS_CC <text:s text:c="9"/>(13)</text:p>
          </table:table-cell>
          <table:table-cell/>
          <table:table-cell office:value-type="string" calcext:value-type="string">
            <text:p>BPNODE_RESET_ERROR_COUNTERS_CC</text:p>
          </table:table-cell>
          <table:table-cell office:value-type="string" calcext:value-type="string">
            <text:p>BPNode_ResetErrorCountersCmd</text:p>
          </table:table-cell>
          <table:table-cell office:value-type="string" calcext:value-type="string">
            <text:p>ResetErrorCountersCmd</text:p>
          </table:table-cell>
          <table:table-cell table:formula="of:=RIGHT([.J24];LEN([.J24])-7)" office:value-type="string" office:string-value="ResetErrorCountersCmd" calcext:value-type="string">
            <text:p>ResetErrorCountersCmd</text:p>
          </table:table-cell>
          <table:table-cell table:style-name="ce9" table:formula="of:=EXACT([.K24];[.L24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dd MIB Array Key</text:p>
          </table:table-cell>
          <table:table-cell office:value-type="float" office:value="33" calcext:value-type="float">
            <text:p>33</text:p>
          </table:table-cell>
          <table:table-cell table:number-columns-repeated="10"/>
          <table:table-cell table:style-name="ce9" table:formula="of:=EXACT([.K25];[.L25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emove MIB Array Key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Application Directives</text:p>
          </table:table-cell>
          <table:table-cell/>
          <table:table-cell office:value-type="string" calcext:value-type="string">
            <text:p>/* Application directives */</text:p>
          </table:table-cell>
          <table:table-cell/>
          <table:table-cell office:value-type="string" calcext:value-type="string">
            <text:p>Application</text:p>
          </table:table-cell>
          <table:table-cell table:number-columns-repeated="3"/>
          <table:table-cell table:style-name="ce9" table:formula="of:=EXACT([.K26];[.L26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Add Application</text:p>
          </table:table-cell>
          <table:table-cell/>
          <table:table-cell office:value-type="string" calcext:value-type="string">
            <text:p>#define BPNODE_ADD_APPLICATION_CC <text:s text:c="14"/>(14)</text:p>
          </table:table-cell>
          <table:table-cell/>
          <table:table-cell office:value-type="string" calcext:value-type="string">
            <text:p>BPNODE_ADD_APPLICATION_CC</text:p>
          </table:table-cell>
          <table:table-cell office:value-type="string" calcext:value-type="string">
            <text:p>BPNode_AddApplicationCmd</text:p>
          </table:table-cell>
          <table:table-cell office:value-type="string" calcext:value-type="string">
            <text:p>AddApplicationCmd</text:p>
          </table:table-cell>
          <table:table-cell table:formula="of:=RIGHT([.J27];LEN([.J27])-7)" office:value-type="string" office:string-value="AddApplicationCmd" calcext:value-type="string">
            <text:p>AddApplicationCmd</text:p>
          </table:table-cell>
          <table:table-cell table:style-name="ce9" table:formula="of:=EXACT([.K27];[.L27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Policy Directives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Remove Application</text:p>
          </table:table-cell>
          <table:table-cell/>
          <table:table-cell office:value-type="string" calcext:value-type="string">
            <text:p>#define BPNODE_REMOVE_APPLICATION_CC <text:s text:c="11"/>(15)</text:p>
          </table:table-cell>
          <table:table-cell/>
          <table:table-cell office:value-type="string" calcext:value-type="string">
            <text:p>BPNODE_REMOVE_APPLICATION_CC</text:p>
          </table:table-cell>
          <table:table-cell office:value-type="string" calcext:value-type="string">
            <text:p>BPNode_RemoveApplicationCmd</text:p>
          </table:table-cell>
          <table:table-cell office:value-type="string" calcext:value-type="string">
            <text:p>RemoveApplicationCmd</text:p>
          </table:table-cell>
          <table:table-cell table:formula="of:=RIGHT([.J28];LEN([.J28])-7)" office:value-type="string" office:string-value="RemoveApplicationCmd" calcext:value-type="string">
            <text:p>RemoveApplicationCmd</text:p>
          </table:table-cell>
          <table:table-cell table:style-name="ce9" table:formula="of:=EXACT([.K28];[.L28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Set Registration State</text:p>
          </table:table-cell>
          <table:table-cell/>
          <table:table-cell office:value-type="string" calcext:value-type="string">
            <text:p>#define BPNODE_SET_REGISTRATION_STATE_CC <text:s text:c="7"/>(16)</text:p>
          </table:table-cell>
          <table:table-cell/>
          <table:table-cell office:value-type="string" calcext:value-type="string">
            <text:p>BPNODE_SET_REGISTRATION_STATE_CC</text:p>
          </table:table-cell>
          <table:table-cell office:value-type="string" calcext:value-type="string">
            <text:p>BPNode_SetRegistrationStateCmd</text:p>
          </table:table-cell>
          <table:table-cell office:value-type="string" calcext:value-type="string">
            <text:p>SetRegistrationStateCmd</text:p>
          </table:table-cell>
          <table:table-cell table:formula="of:=RIGHT([.J29];LEN([.J29])-7)" office:value-type="string" office:string-value="SetRegistrationStateCmd" calcext:value-type="string">
            <text:p>SetRegistrationStateCmd</text:p>
          </table:table-cell>
          <table:table-cell table:style-name="ce9" table:formula="of:=EXACT([.K29];[.L29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dd Authorized Sources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tart Application</text:p>
          </table:table-cell>
          <table:table-cell/>
          <table:table-cell office:value-type="string" calcext:value-type="string">
            <text:p>#define BPNODE_START_APPLICATION_CC <text:s text:c="12"/>(17)</text:p>
          </table:table-cell>
          <table:table-cell/>
          <table:table-cell office:value-type="string" calcext:value-type="string">
            <text:p>BPNODE_START_APPLICATION_CC</text:p>
          </table:table-cell>
          <table:table-cell office:value-type="string" calcext:value-type="string">
            <text:p>BPNode_StartApplicationCmd</text:p>
          </table:table-cell>
          <table:table-cell office:value-type="string" calcext:value-type="string">
            <text:p>StartApplicationCmd</text:p>
          </table:table-cell>
          <table:table-cell table:formula="of:=RIGHT([.J30];LEN([.J30])-7)" office:value-type="string" office:string-value="StartApplicationCmd" calcext:value-type="string">
            <text:p>StartApplicationCmd</text:p>
          </table:table-cell>
          <table:table-cell table:style-name="ce9" table:formula="of:=EXACT([.K30];[.L30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emove Authorized Source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top Application</text:p>
          </table:table-cell>
          <table:table-cell/>
          <table:table-cell office:value-type="string" calcext:value-type="string">
            <text:p>#define BPNODE_STOP_APPLICATION_CC <text:s text:c="13"/>(18)</text:p>
          </table:table-cell>
          <table:table-cell/>
          <table:table-cell office:value-type="string" calcext:value-type="string">
            <text:p>BPNODE_STOP_APPLICATION_CC</text:p>
          </table:table-cell>
          <table:table-cell office:value-type="string" calcext:value-type="string">
            <text:p>BPNode_StopApplicationCmd</text:p>
          </table:table-cell>
          <table:table-cell office:value-type="string" calcext:value-type="string">
            <text:p>StopApplicationCmd</text:p>
          </table:table-cell>
          <table:table-cell table:formula="of:=RIGHT([.J31];LEN([.J31])-7)" office:value-type="string" office:string-value="StopApplicationCmd" calcext:value-type="string">
            <text:p>StopApplicationCmd</text:p>
          </table:table-cell>
          <table:table-cell table:style-name="ce9" table:formula="of:=EXACT([.K31];[.L31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dd Authorized Custody Sources</text:p>
          </table:table-cell>
          <table:table-cell office:value-type="float" office:value="21" calcext:value-type="float">
            <text:p>21</text:p>
          </table:table-cell>
          <table:table-cell table:number-columns-repeated="10"/>
          <table:table-cell table:style-name="ce9" table:formula="of:=EXACT([.K32];[.L32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emove Authorized Custody Sources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Policy Directives</text:p>
          </table:table-cell>
          <table:table-cell/>
          <table:table-cell office:value-type="string" calcext:value-type="string">
            <text:p>/* Policy directives */</text:p>
          </table:table-cell>
          <table:table-cell/>
          <table:table-cell office:value-type="string" calcext:value-type="string">
            <text:p>Policy</text:p>
          </table:table-cell>
          <table:table-cell table:number-columns-repeated="3"/>
          <table:table-cell table:style-name="ce9" table:formula="of:=EXACT([.K33];[.L33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dd Authorized Custodians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Add Authorized Sources</text:p>
          </table:table-cell>
          <table:table-cell/>
          <table:table-cell office:value-type="string" calcext:value-type="string">
            <text:p>#define BPNODE_ADD_AUTH_SOURCES_CC <text:s text:c="13"/>(19)</text:p>
          </table:table-cell>
          <table:table-cell/>
          <table:table-cell office:value-type="string" calcext:value-type="string">
            <text:p>BPNODE_ADD_AUTH_SOURCES_CC</text:p>
          </table:table-cell>
          <table:table-cell office:value-type="string" calcext:value-type="string">
            <text:p>BPNode_AddAuthSourcesCmd</text:p>
          </table:table-cell>
          <table:table-cell office:value-type="string" calcext:value-type="string">
            <text:p>AddAuthSourcesCmd</text:p>
          </table:table-cell>
          <table:table-cell table:formula="of:=RIGHT([.J34];LEN([.J34])-7)" office:value-type="string" office:string-value="AddAuthSourcesCmd" calcext:value-type="string">
            <text:p>AddAuthSourcesCmd</text:p>
          </table:table-cell>
          <table:table-cell table:style-name="ce9" table:formula="of:=EXACT([.K34];[.L34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emove Authorized Custodians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Remove Authorized Sources</text:p>
          </table:table-cell>
          <table:table-cell/>
          <table:table-cell office:value-type="string" calcext:value-type="string">
            <text:p>#define BPNODE_REMOVE_AUTH_SOURCES_CC <text:s text:c="10"/>(20)</text:p>
          </table:table-cell>
          <table:table-cell/>
          <table:table-cell office:value-type="string" calcext:value-type="string">
            <text:p>BPNODE_REMOVE_AUTH_SOURCES_CC</text:p>
          </table:table-cell>
          <table:table-cell office:value-type="string" calcext:value-type="string">
            <text:p>BPNode_RemoveAuthSourcesCmd</text:p>
          </table:table-cell>
          <table:table-cell office:value-type="string" calcext:value-type="string">
            <text:p>RemoveAuthSourcesCmd</text:p>
          </table:table-cell>
          <table:table-cell table:formula="of:=RIGHT([.J35];LEN([.J35])-7)" office:value-type="string" office:string-value="RemoveAuthSourcesCmd" calcext:value-type="string">
            <text:p>RemoveAuthSourcesCmd</text:p>
          </table:table-cell>
          <table:table-cell table:style-name="ce9" table:formula="of:=EXACT([.K35];[.L35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dd Authorized Report-to-EID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Add Authorized Custody Sources</text:p>
          </table:table-cell>
          <table:table-cell/>
          <table:table-cell office:value-type="string" calcext:value-type="string">
            <text:p>#define BPNODE_ADD_AUTH_CUSTODY_SOURCES_CC <text:s text:c="5"/>(21)</text:p>
          </table:table-cell>
          <table:table-cell/>
          <table:table-cell office:value-type="string" calcext:value-type="string">
            <text:p>BPNODE_ADD_AUTH_CUSTODY_SOURCES_CC</text:p>
          </table:table-cell>
          <table:table-cell office:value-type="string" calcext:value-type="string">
            <text:p>BPNode_AddAuthCustodySourcesCmd</text:p>
          </table:table-cell>
          <table:table-cell office:value-type="string" calcext:value-type="string">
            <text:p>AddAuthCustodySourcesCmd</text:p>
          </table:table-cell>
          <table:table-cell table:formula="of:=RIGHT([.J36];LEN([.J36])-7)" office:value-type="string" office:string-value="AddAuthCustodySourcesCmd" calcext:value-type="string">
            <text:p>AddAuthCustodySourcesCmd</text:p>
          </table:table-cell>
          <table:table-cell table:style-name="ce9" table:formula="of:=EXACT([.K36];[.L36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emove Authorized Report-to-EID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Remove Authorized Custody Sources</text:p>
          </table:table-cell>
          <table:table-cell/>
          <table:table-cell office:value-type="string" calcext:value-type="string">
            <text:p>#define BPNODE_REMOVE_AUTH_CUSTODY_SOURCES_CC <text:s text:c="2"/>(22)</text:p>
          </table:table-cell>
          <table:table-cell/>
          <table:table-cell office:value-type="string" calcext:value-type="string">
            <text:p>BPNODE_REMOVE_AUTH_CUSTODY_SOURCES_CC</text:p>
          </table:table-cell>
          <table:table-cell office:value-type="string" calcext:value-type="string">
            <text:p>BPNode_RemoveAuthCustodySourcesCmd</text:p>
          </table:table-cell>
          <table:table-cell office:value-type="string" calcext:value-type="string">
            <text:p>RemoveAuthCustodySourcesCmd</text:p>
          </table:table-cell>
          <table:table-cell table:formula="of:=RIGHT([.J37];LEN([.J37])-7)" office:value-type="string" office:string-value="RemoveAuthCustodySourcesCmd" calcext:value-type="string">
            <text:p>RemoveAuthCustodySourcesCmd</text:p>
          </table:table-cell>
          <table:table-cell table:style-name="ce9" table:formula="of:=EXACT([.K37];[.L37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dd Latency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Add Authorized Custodians</text:p>
          </table:table-cell>
          <table:table-cell/>
          <table:table-cell office:value-type="string" calcext:value-type="string">
            <text:p>#define BPNODE_ADD_AUTH_CUSTODIANS_CC <text:s text:c="10"/>(23)</text:p>
          </table:table-cell>
          <table:table-cell/>
          <table:table-cell office:value-type="string" calcext:value-type="string">
            <text:p>BPNODE_ADD_AUTH_CUSTODIANS_CC</text:p>
          </table:table-cell>
          <table:table-cell office:value-type="string" calcext:value-type="string">
            <text:p>BPNode_AddAuthCustodiansCmd</text:p>
          </table:table-cell>
          <table:table-cell office:value-type="string" calcext:value-type="string">
            <text:p>AddAuthCustodiansCmd</text:p>
          </table:table-cell>
          <table:table-cell table:formula="of:=RIGHT([.J38];LEN([.J38])-7)" office:value-type="string" office:string-value="AddAuthCustodiansCmd" calcext:value-type="string">
            <text:p>AddAuthCustodiansCmd</text:p>
          </table:table-cell>
          <table:table-cell table:style-name="ce9" table:formula="of:=EXACT([.K38];[.L38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emove Latency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Remove Authorized Custodians</text:p>
          </table:table-cell>
          <table:table-cell/>
          <table:table-cell office:value-type="string" calcext:value-type="string">
            <text:p>#define BPNODE_REMOVE_AUTH_CUSTODIANS_CC <text:s text:c="7"/>(24)</text:p>
          </table:table-cell>
          <table:table-cell/>
          <table:table-cell office:value-type="string" calcext:value-type="string">
            <text:p>BPNODE_REMOVE_AUTH_CUSTODIANS_CC</text:p>
          </table:table-cell>
          <table:table-cell office:value-type="string" calcext:value-type="string">
            <text:p>BPNode_RemoveAuthCustodiansCmd</text:p>
          </table:table-cell>
          <table:table-cell office:value-type="string" calcext:value-type="string">
            <text:p>RemoveAuthCustodiansCmd</text:p>
          </table:table-cell>
          <table:table-cell table:formula="of:=RIGHT([.J39];LEN([.J39])-7)" office:value-type="string" office:string-value="RemoveAuthCustodiansCmd" calcext:value-type="string">
            <text:p>RemoveAuthCustodiansCmd</text:p>
          </table:table-cell>
          <table:table-cell table:style-name="ce9" table:formula="of:=EXACT([.K39];[.L39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Add Authorized Report-to-EID</text:p>
          </table:table-cell>
          <table:table-cell/>
          <table:table-cell office:value-type="string" calcext:value-type="string">
            <text:p>#define BPNODE_ADD_AUTH_REPORT_TO_EID_CC <text:s text:c="7"/>(25)</text:p>
          </table:table-cell>
          <table:table-cell/>
          <table:table-cell office:value-type="string" calcext:value-type="string">
            <text:p>BPNODE_ADD_AUTH_REPORT_TO_EID_CC</text:p>
          </table:table-cell>
          <table:table-cell office:value-type="string" calcext:value-type="string">
            <text:p>BPNode_AddAuthReportToEidCmd</text:p>
          </table:table-cell>
          <table:table-cell office:value-type="string" calcext:value-type="string">
            <text:p>AddAuthReportToEidCmd</text:p>
          </table:table-cell>
          <table:table-cell table:formula="of:=RIGHT([.J40];LEN([.J40])-7)" office:value-type="string" office:string-value="AddAuthReportToEidCmd" calcext:value-type="string">
            <text:p>AddAuthReportToEidCmd</text:p>
          </table:table-cell>
          <table:table-cell table:style-name="ce9" table:formula="of:=EXACT([.K40];[.L40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ntact Directives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Remove Authorized Report-to-EID</text:p>
          </table:table-cell>
          <table:table-cell/>
          <table:table-cell office:value-type="string" calcext:value-type="string">
            <text:p>#define BPNODE_REMOVE_AUTH_REPORT_TO_EID_CC <text:s text:c="4"/>(26)</text:p>
          </table:table-cell>
          <table:table-cell/>
          <table:table-cell office:value-type="string" calcext:value-type="string">
            <text:p>BPNODE_REMOVE_AUTH_REPORT_TO_EID_CC</text:p>
          </table:table-cell>
          <table:table-cell office:value-type="string" calcext:value-type="string">
            <text:p>BPNode_RemoveAuthReportToEidCmd</text:p>
          </table:table-cell>
          <table:table-cell office:value-type="string" calcext:value-type="string">
            <text:p>RemoveAuthReportToEidCmd</text:p>
          </table:table-cell>
          <table:table-cell table:formula="of:=RIGHT([.J41];LEN([.J41])-7)" office:value-type="string" office:string-value="RemoveAuthReportToEidCmd" calcext:value-type="string">
            <text:p>RemoveAuthReportToEidCmd</text:p>
          </table:table-cell>
          <table:table-cell table:style-name="ce9" table:formula="of:=EXACT([.K41];[.L41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Add Latency</text:p>
          </table:table-cell>
          <table:table-cell/>
          <table:table-cell office:value-type="string" calcext:value-type="string">
            <text:p>#define BPNODE_ADD_LATENCY_CC <text:s text:c="18"/>(27)</text:p>
          </table:table-cell>
          <table:table-cell/>
          <table:table-cell office:value-type="string" calcext:value-type="string">
            <text:p>BPNODE_ADD_LATENCY_CC</text:p>
          </table:table-cell>
          <table:table-cell office:value-type="string" calcext:value-type="string">
            <text:p>BPNode_AddLatencyCmd</text:p>
          </table:table-cell>
          <table:table-cell office:value-type="string" calcext:value-type="string">
            <text:p>AddLatencyCmd</text:p>
          </table:table-cell>
          <table:table-cell table:formula="of:=RIGHT([.J42];LEN([.J42])-7)" office:value-type="string" office:string-value="AddLatencyCmd" calcext:value-type="string">
            <text:p>AddLatencyCmd</text:p>
          </table:table-cell>
          <table:table-cell table:style-name="ce9" table:formula="of:=EXACT([.K42];[.L42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ntact Setup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Remove Latency</text:p>
          </table:table-cell>
          <table:table-cell/>
          <table:table-cell office:value-type="string" calcext:value-type="string">
            <text:p>#define BPNODE_REMOVE_LATENCY_CC <text:s text:c="15"/>(28)</text:p>
          </table:table-cell>
          <table:table-cell/>
          <table:table-cell office:value-type="string" calcext:value-type="string">
            <text:p>BPNODE_REMOVE_LATENCY_CC</text:p>
          </table:table-cell>
          <table:table-cell office:value-type="string" calcext:value-type="string">
            <text:p>BPNode_RemoveLatencyCmd</text:p>
          </table:table-cell>
          <table:table-cell office:value-type="string" calcext:value-type="string">
            <text:p>RemoveLatencyCmd</text:p>
          </table:table-cell>
          <table:table-cell table:formula="of:=RIGHT([.J43];LEN([.J43])-7)" office:value-type="string" office:string-value="RemoveLatencyCmd" calcext:value-type="string">
            <text:p>RemoveLatencyCmd</text:p>
          </table:table-cell>
          <table:table-cell table:style-name="ce9" table:formula="of:=EXACT([.K43];[.L43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ntact Start</text:p>
          </table:table-cell>
          <table:table-cell office:value-type="float" office:value="30" calcext:value-type="float">
            <text:p>30</text:p>
          </table:table-cell>
          <table:table-cell table:number-columns-repeated="10"/>
          <table:table-cell table:style-name="ce9" table:formula="of:=EXACT([.K44];[.L44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ntact Stop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/* Contact directives */</text:p>
          </table:table-cell>
          <table:table-cell/>
          <table:table-cell office:value-type="string" calcext:value-type="string">
            <text:p>Contact</text:p>
          </table:table-cell>
          <table:table-cell table:number-columns-repeated="3"/>
          <table:table-cell table:style-name="ce9" table:formula="of:=EXACT([.K45];[.L45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ntact Teardow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Contact Setup</text:p>
          </table:table-cell>
          <table:table-cell/>
          <table:table-cell office:value-type="string" calcext:value-type="string">
            <text:p>#define BPNODE_CONTACT_SETUP_CC <text:s text:c="16"/>(29)</text:p>
          </table:table-cell>
          <table:table-cell/>
          <table:table-cell office:value-type="string" calcext:value-type="string">
            <text:p>BPNODE_CONTACT_SETUP_CC</text:p>
          </table:table-cell>
          <table:table-cell office:value-type="string" calcext:value-type="string">
            <text:p>BPNode_ContactSetupCmd</text:p>
          </table:table-cell>
          <table:table-cell office:value-type="string" calcext:value-type="string">
            <text:p>ContactSetupCmd</text:p>
          </table:table-cell>
          <table:table-cell table:formula="of:=RIGHT([.J46];LEN([.J46])-7)" office:value-type="string" office:string-value="ContactSetupCmd" calcext:value-type="string">
            <text:p>ContactSetupCmd</text:p>
          </table:table-cell>
          <table:table-cell table:style-name="ce9" table:formula="of:=EXACT([.K46];[.L46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ntact Start</text:p>
          </table:table-cell>
          <table:table-cell/>
          <table:table-cell office:value-type="string" calcext:value-type="string">
            <text:p>#define BPNODE_CONTACT_START_CC <text:s text:c="16"/>(30)</text:p>
          </table:table-cell>
          <table:table-cell/>
          <table:table-cell office:value-type="string" calcext:value-type="string">
            <text:p>BPNODE_CONTACT_START_CC</text:p>
          </table:table-cell>
          <table:table-cell office:value-type="string" calcext:value-type="string">
            <text:p>BPNode_ContactStartCmd</text:p>
          </table:table-cell>
          <table:table-cell office:value-type="string" calcext:value-type="string">
            <text:p>ContactStartCmd</text:p>
          </table:table-cell>
          <table:table-cell table:formula="of:=RIGHT([.J47];LEN([.J47])-7)" office:value-type="string" office:string-value="ContactStartCmd" calcext:value-type="string">
            <text:p>ContactStartCmd</text:p>
          </table:table-cell>
          <table:table-cell table:style-name="ce9" table:formula="of:=EXACT([.K47];[.L47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torage Directives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Contact Stop</text:p>
          </table:table-cell>
          <table:table-cell/>
          <table:table-cell office:value-type="string" calcext:value-type="string">
            <text:p>#define BPNODE_CONTACT_STOP_CC <text:s text:c="17"/>(31)</text:p>
          </table:table-cell>
          <table:table-cell/>
          <table:table-cell office:value-type="string" calcext:value-type="string">
            <text:p>BPNODE_CONTACT_STOP_CC</text:p>
          </table:table-cell>
          <table:table-cell office:value-type="string" calcext:value-type="string">
            <text:p>BPNode_ContactStopCmd</text:p>
          </table:table-cell>
          <table:table-cell office:value-type="string" calcext:value-type="string">
            <text:p>ContactStopCmd</text:p>
          </table:table-cell>
          <table:table-cell table:formula="of:=RIGHT([.J48];LEN([.J48])-7)" office:value-type="string" office:string-value="ContactStopCmd" calcext:value-type="string">
            <text:p>ContactStopCmd</text:p>
          </table:table-cell>
          <table:table-cell table:style-name="ce9" table:formula="of:=EXACT([.K48];[.L48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string" calcext:value-type="string">
            <text:p>Contact Teardown</text:p>
          </table:table-cell>
          <table:table-cell/>
          <table:table-cell office:value-type="string" calcext:value-type="string">
            <text:p>#define BPNODE_CONTACT_TEARDOWN_CC <text:s text:c="13"/>(32)</text:p>
          </table:table-cell>
          <table:table-cell/>
          <table:table-cell office:value-type="string" calcext:value-type="string">
            <text:p>BPNODE_CONTACT_TEARDOWN_CC</text:p>
          </table:table-cell>
          <table:table-cell office:value-type="string" calcext:value-type="string">
            <text:p>BPNode_ContactTeardownCmd</text:p>
          </table:table-cell>
          <table:table-cell office:value-type="string" calcext:value-type="string">
            <text:p>ContactTeardownCmd</text:p>
          </table:table-cell>
          <table:table-cell table:formula="of:=RIGHT([.J49];LEN([.J49])-7)" office:value-type="string" office:string-value="ContactTeardownCmd" calcext:value-type="string">
            <text:p>ContactTeardownCmd</text:p>
          </table:table-cell>
          <table:table-cell table:style-name="ce9" table:formula="of:=EXACT([.K49];[.L49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dd Storage Allocation</text:p>
          </table:table-cell>
          <table:table-cell office:value-type="float" office:value="36" calcext:value-type="float">
            <text:p>36</text:p>
          </table:table-cell>
          <table:table-cell table:number-columns-repeated="10"/>
          <table:table-cell table:style-name="ce9" table:formula="of:=EXACT([.K50];[.L50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emove Storage Allocation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MIB Directives</text:p>
          </table:table-cell>
          <table:table-cell/>
          <table:table-cell office:value-type="string" calcext:value-type="string">
            <text:p>/* MIB directives */</text:p>
          </table:table-cell>
          <table:table-cell/>
          <table:table-cell office:value-type="string" calcext:value-type="string">
            <text:p>MIB</text:p>
          </table:table-cell>
          <table:table-cell table:number-columns-repeated="3"/>
          <table:table-cell table:style-name="ce9" table:formula="of:=EXACT([.K51];[.L51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Perform Self Test (7.2)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Add MIB Array Key</text:p>
          </table:table-cell>
          <table:table-cell/>
          <table:table-cell office:value-type="string" calcext:value-type="string">
            <text:p>#define BPNODE_ADD_MIB_ARRAY_KEY_CC <text:s text:c="12"/>(33)</text:p>
          </table:table-cell>
          <table:table-cell/>
          <table:table-cell office:value-type="string" calcext:value-type="string">
            <text:p>BPNODE_ADD_MIB_ARRAY_KEY_CC</text:p>
          </table:table-cell>
          <table:table-cell office:value-type="string" calcext:value-type="string">
            <text:p>BPNode_AddMibArrayKeyCmd</text:p>
          </table:table-cell>
          <table:table-cell office:value-type="string" calcext:value-type="string">
            <text:p>AddMibArrayKeyCmd</text:p>
          </table:table-cell>
          <table:table-cell table:formula="of:=RIGHT([.J52];LEN([.J52])-7)" office:value-type="string" office:string-value="AddMibArrayKeyCmd" calcext:value-type="string">
            <text:p>AddMibArrayKeyCmd</text:p>
          </table:table-cell>
          <table:table-cell table:style-name="ce9" table:formula="of:=EXACT([.K52];[.L52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eload Saved Data (7.2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Remove MIB Array Key</text:p>
          </table:table-cell>
          <table:table-cell/>
          <table:table-cell office:value-type="string" calcext:value-type="string">
            <text:p>#define BPNODE_REMOVE_MIB_ARRAY_KEY_CC <text:s text:c="9"/>(34)</text:p>
          </table:table-cell>
          <table:table-cell/>
          <table:table-cell office:value-type="string" calcext:value-type="string">
            <text:p>BPNODE_REMOVE_MIB_ARRAY_KEY_CC</text:p>
          </table:table-cell>
          <table:table-cell office:value-type="string" calcext:value-type="string">
            <text:p>BPNode_RemoveMibArrayKeyCmd</text:p>
          </table:table-cell>
          <table:table-cell office:value-type="string" calcext:value-type="string">
            <text:p>RemoveMibArrayKeyCmd</text:p>
          </table:table-cell>
          <table:table-cell table:formula="of:=RIGHT([.J53];LEN([.J53])-7)" office:value-type="string" office:string-value="RemoveMibArrayKeyCmd" calcext:value-type="string">
            <text:p>RemoveMibArrayKeyCmd</text:p>
          </table:table-cell>
          <table:table-cell table:style-name="ce9" table:formula="of:=EXACT([.K53];[.L53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ebuild Bundle Metadata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et MIB Item</text:p>
          </table:table-cell>
          <table:table-cell/>
          <table:table-cell office:value-type="string" calcext:value-type="string">
            <text:p>#define BPNODE_SET_MIB_ITEM_CC <text:s text:c="17"/>(35)</text:p>
          </table:table-cell>
          <table:table-cell/>
          <table:table-cell office:value-type="string" calcext:value-type="string">
            <text:p>BPNODE_SET_MIB_ITEM_CC</text:p>
          </table:table-cell>
          <table:table-cell office:value-type="string" calcext:value-type="string">
            <text:p>BPNode_SetMibItemCmd</text:p>
          </table:table-cell>
          <table:table-cell office:value-type="string" calcext:value-type="string">
            <text:p>SetMibItemCmd</text:p>
          </table:table-cell>
          <table:table-cell table:formula="of:=RIGHT([.J54];LEN([.J54])-7)" office:value-type="string" office:string-value="SetMibItemCmd" calcext:value-type="string">
            <text:p>SetMibItemCmd</text:p>
          </table:table-cell>
          <table:table-cell table:style-name="ce9" table:formula="of:=EXACT([.K54];[.L54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Verify Bundle Storage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table:style-name="ce9" table:formula="of:=EXACT([.K55];[.L55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Verify Bundle Metadata (7.2)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/* Storage directives */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table:style-name="ce9" table:formula="of:=EXACT([.K56];[.L56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Initialize Bundle Storag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Add Storage Allocation</text:p>
          </table:table-cell>
          <table:table-cell/>
          <table:table-cell office:value-type="string" calcext:value-type="string">
            <text:p>#define BPNODE_ADD_STORAGE_ALLOCATION_CC <text:s text:c="7"/>(36)</text:p>
          </table:table-cell>
          <table:table-cell/>
          <table:table-cell office:value-type="string" calcext:value-type="string">
            <text:p>BPNODE_ADD_STORAGE_ALLOCATION_CC</text:p>
          </table:table-cell>
          <table:table-cell office:value-type="string" calcext:value-type="string">
            <text:p>BPNode_AddStorageAllocationCmd</text:p>
          </table:table-cell>
          <table:table-cell office:value-type="string" calcext:value-type="string">
            <text:p>AddStorageAllocationCmd</text:p>
          </table:table-cell>
          <table:table-cell table:formula="of:=RIGHT([.J57];LEN([.J57])-7)" office:value-type="string" office:string-value="AddStorageAllocationCmd" calcext:value-type="string">
            <text:p>AddStorageAllocationCmd</text:p>
          </table:table-cell>
          <table:table-cell table:style-name="ce9" table:formula="of:=EXACT([.K57];[.L57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lear Volatil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Remove Storage Allocation</text:p>
          </table:table-cell>
          <table:table-cell/>
          <table:table-cell office:value-type="string" calcext:value-type="string">
            <text:p>#define BPNODE_REMOVE_STORAGE_ALLOCATION_CC <text:s text:c="4"/>(37)</text:p>
          </table:table-cell>
          <table:table-cell/>
          <table:table-cell office:value-type="string" calcext:value-type="string">
            <text:p>BPNODE_REMOVE_STORAGE_ALLOCATION_CC</text:p>
          </table:table-cell>
          <table:table-cell office:value-type="string" calcext:value-type="string">
            <text:p>BPNode_RemoveStorageAllocationCmd</text:p>
          </table:table-cell>
          <table:table-cell office:value-type="string" calcext:value-type="string">
            <text:p>RemoveStorageAllocationCmd</text:p>
          </table:table-cell>
          <table:table-cell table:formula="of:=RIGHT([.J58];LEN([.J58])-7)" office:value-type="string" office:string-value="RemoveStorageAllocationCmd" calcext:value-type="string">
            <text:p>RemoveStorageAllocationCmd</text:p>
          </table:table-cell>
          <table:table-cell table:style-name="ce9" table:formula="of:=EXACT([.K58];[.L58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office:value-type="string" calcext:value-type="string">
            <text:p>Perform Self Test (7.2)</text:p>
          </table:table-cell>
          <table:table-cell/>
          <table:table-cell office:value-type="string" calcext:value-type="string">
            <text:p>#define BPNODE_PERFORM_SELF_TEST_CC <text:s text:c="12"/>(38) /* Deferred */</text:p>
          </table:table-cell>
          <table:table-cell/>
          <table:table-cell office:value-type="string" calcext:value-type="string">
            <text:p>BPNODE_PERFORM_SELF_TEST_CC</text:p>
          </table:table-cell>
          <table:table-cell office:value-type="string" calcext:value-type="string">
            <text:p>BPNode_PerformSelfTestCmd</text:p>
          </table:table-cell>
          <table:table-cell office:value-type="string" calcext:value-type="string">
            <text:p>PerformSelfTestCmd</text:p>
          </table:table-cell>
          <table:table-cell table:formula="of:=RIGHT([.J59];LEN([.J59])-7)" office:value-type="string" office:string-value="PerformSelfTestCmd" calcext:value-type="string">
            <text:p>PerformSelfTestCmd</text:p>
          </table:table-cell>
          <table:table-cell table:style-name="ce9" table:formula="of:=EXACT([.K59];[.L59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outine/Other Directives</text:p>
          </table:table-cell>
          <table:table-cell table:number-columns-repeated="11"/>
          <table:table-cell table:style-name="ce9" table:formula="of:=EXACT([.K60];[.L60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table:number-columns-repeated="6"/>
          <table:table-cell office:value-type="string" calcext:value-type="string">
            <text:p>/* Telemetry directives */</text:p>
          </table:table-cell>
          <table:table-cell/>
          <table:table-cell office:value-type="string" calcext:value-type="string">
            <text:p>Telemetry</text:p>
          </table:table-cell>
          <table:table-cell table:number-columns-repeated="3"/>
          <table:table-cell table:style-name="ce9" table:formula="of:=EXACT([.K61];[.L61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Wakeup - Pipe, not directive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Send Node MIB Config HK</text:p>
          </table:table-cell>
          <table:table-cell/>
          <table:table-cell office:value-type="string" calcext:value-type="string">
            <text:p>#define BPNODE_SEND_NODE_MIB_CONFIG_HK_CC <text:s text:c="6"/>(40)</text:p>
          </table:table-cell>
          <table:table-cell/>
          <table:table-cell office:value-type="string" calcext:value-type="string">
            <text:p>BPNODE_SEND_NODE_MIB_CONFIG_HK_CC</text:p>
          </table:table-cell>
          <table:table-cell office:value-type="string" calcext:value-type="string">
            <text:p>BPNode_SendNodeMibConfigHkCmd</text:p>
          </table:table-cell>
          <table:table-cell office:value-type="string" calcext:value-type="string">
            <text:p>SendNodeMibConfigHkCmd</text:p>
          </table:table-cell>
          <table:table-cell table:formula="of:=RIGHT([.J62];LEN([.J62])-7)" office:value-type="string" office:string-value="SendNodeMibConfigHkCmd" calcext:value-type="string">
            <text:p>SendNodeMibConfigHkCmd</text:p>
          </table:table-cell>
          <table:table-cell table:style-name="ce9" table:formula="of:=EXACT([.K62];[.L62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end Node MIB Config HK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Send Per-Source MIB Config HK</text:p>
          </table:table-cell>
          <table:table-cell/>
          <table:table-cell office:value-type="string" calcext:value-type="string">
            <text:p>#define BPNODE_SEND_SOURCE_MIB_CONFIG_HK_CC <text:s text:c="4"/>(41)</text:p>
          </table:table-cell>
          <table:table-cell/>
          <table:table-cell office:value-type="string" calcext:value-type="string">
            <text:p>BPNODE_SEND_SOURCE_MIB_CONFIG_HK_CC</text:p>
          </table:table-cell>
          <table:table-cell office:value-type="string" calcext:value-type="string">
            <text:p>BPNode_SendSourceMibConfigHkCmd</text:p>
          </table:table-cell>
          <table:table-cell office:value-type="string" calcext:value-type="string">
            <text:p>SendSourceMibConfigHkCmd</text:p>
          </table:table-cell>
          <table:table-cell table:formula="of:=RIGHT([.J63];LEN([.J63])-7)" office:value-type="string" office:string-value="SendSourceMibConfigHkCmd" calcext:value-type="string">
            <text:p>SendSourceMibConfigHkCmd</text:p>
          </table:table-cell>
          <table:table-cell table:style-name="ce9" table:formula="of:=EXACT([.K63];[.L63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end Per-Source MIB Config HK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Send Node MIB Counter HK</text:p>
          </table:table-cell>
          <table:table-cell/>
          <table:table-cell office:value-type="string" calcext:value-type="string">
            <text:p>#define BPNODE_SEND_NODE_MIB_COUNTERS_HK_CC <text:s text:c="4"/>(42)</text:p>
          </table:table-cell>
          <table:table-cell/>
          <table:table-cell office:value-type="string" calcext:value-type="string">
            <text:p>BPNODE_SEND_NODE_MIB_COUNTERS_HK_CC</text:p>
          </table:table-cell>
          <table:table-cell office:value-type="string" calcext:value-type="string">
            <text:p>BPNode_SendNodeMibCountersHkCmd</text:p>
          </table:table-cell>
          <table:table-cell office:value-type="string" calcext:value-type="string">
            <text:p>SendNodeMibCountersHkCmd</text:p>
          </table:table-cell>
          <table:table-cell table:formula="of:=RIGHT([.J64];LEN([.J64])-7)" office:value-type="string" office:string-value="SendNodeMibCountersHkCmd" calcext:value-type="string">
            <text:p>SendNodeMibCountersHkCmd</text:p>
          </table:table-cell>
          <table:table-cell table:style-name="ce9" table:formula="of:=EXACT([.K64];[.L64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end Node MIB Counter HK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Send Per-Source MIB Counter HK</text:p>
          </table:table-cell>
          <table:table-cell/>
          <table:table-cell office:value-type="string" calcext:value-type="string">
            <text:p>#define BPNODE_SEND_SOURCE_MIB_COUNTERS_HK_CC <text:s text:c="2"/>(43)</text:p>
          </table:table-cell>
          <table:table-cell/>
          <table:table-cell office:value-type="string" calcext:value-type="string">
            <text:p>BPNODE_SEND_SOURCE_MIB_COUNTERS_HK_CC</text:p>
          </table:table-cell>
          <table:table-cell office:value-type="string" calcext:value-type="string">
            <text:p>BPNode_SendSourceMibCountersHkCmd</text:p>
          </table:table-cell>
          <table:table-cell office:value-type="string" calcext:value-type="string">
            <text:p>SendSourceMibCountersHkCmd</text:p>
          </table:table-cell>
          <table:table-cell table:formula="of:=RIGHT([.J65];LEN([.J65])-7)" office:value-type="string" office:string-value="SendSourceMibCountersHkCmd" calcext:value-type="string">
            <text:p>SendSourceMibCountersHkCmd</text:p>
          </table:table-cell>
          <table:table-cell table:style-name="ce9" table:formula="of:=EXACT([.K65];[.L65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end Per-Source MIB Counter HK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#define BPNODE_SEND_STORAGE_HK <text:s text:c="17"/>(44)</text:p>
          </table:table-cell>
          <table:table-cell/>
          <table:table-cell office:value-type="string" calcext:value-type="string">
            <text:p>BPNODE_SEND_STORAGE_HK</text:p>
          </table:table-cell>
          <table:table-cell office:value-type="string" calcext:value-type="string">
            <text:p>BPNode_SendStorageHk</text:p>
          </table:table-cell>
          <table:table-cell office:value-type="string" calcext:value-type="string">
            <text:p>SendStorageHk</text:p>
          </table:table-cell>
          <table:table-cell table:formula="of:=RIGHT([.J66];LEN([.J66])-7)" office:value-type="string" office:string-value="SendStorageHk" calcext:value-type="string">
            <text:p>SendStorageHk</text:p>
          </table:table-cell>
          <table:table-cell table:style-name="ce9" table:formula="of:=EXACT([.K66];[.L66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end Channel/Contact Status HK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Send Channel/Contact Status HK</text:p>
          </table:table-cell>
          <table:table-cell/>
          <table:table-cell office:value-type="string" calcext:value-type="string">
            <text:p>#define BPNODE_SEND_CHANNEL_CONTACT_STAT_HK_CC <text:s/>(45)</text:p>
          </table:table-cell>
          <table:table-cell/>
          <table:table-cell office:value-type="string" calcext:value-type="string">
            <text:p>BPNODE_SEND_CHANNEL_CONTACT_STAT_HK_CC</text:p>
          </table:table-cell>
          <table:table-cell office:value-type="string" calcext:value-type="string">
            <text:p>BPNode_SendChannelContactStatHkCmd</text:p>
          </table:table-cell>
          <table:table-cell office:value-type="string" calcext:value-type="string">
            <text:p>SendChannelContactStatHkCmd</text:p>
          </table:table-cell>
          <table:table-cell table:formula="of:=RIGHT([.J67];LEN([.J67])-7)" office:value-type="string" office:string-value="SendChannelContactStatHkCmd" calcext:value-type="string">
            <text:p>SendChannelContactStatHkCmd</text:p>
          </table:table-cell>
          <table:table-cell table:style-name="ce9" table:formula="of:=EXACT([.K67];[.L67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No-Operation</text:p>
          </table:table-cell>
          <table:table-cell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number-columns-repeated="6"/>
          <table:table-cell office:value-type="string" calcext:value-type="string">
            <text:p>#endif /* BPNODE_FCNCODES_H */</text:p>
          </table:table-cell>
          <table:table-cell table:number-columns-repeated="57"/>
        </table:table-row>
        <table:table-row table:style-name="ro1" table:number-rows-repeated="104850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de-gen" table:style-name="ta2">
        <office:forms form:automatic-focus="false" form:apply-design-mode="false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number-columns-repeated="52" table:default-cell-style-name="Default"/>
        <table:table-row table:style-name="ro1">
          <table:table-cell table:style-name="Default" office:value-type="string" calcext:value-type="string">
            <text:p>Noop</text:p>
          </table:table-cell>
          <table:table-cell office:value-type="string" calcext:value-type="string">
            <text:p>This function processes a noop command.</text:p>
          </table:table-cell>
          <table:table-cell office:value-type="string" calcext:value-type="string">
            <text:p>BPNODE_NOOP_CC</text:p>
          </table:table-cell>
          <table:table-cell office:value-type="string" calcext:value-type="string">
            <text:p>BPNode_NoopCmd</text:p>
          </table:table-cell>
          <table:table-cell table:formula="of:=RIGHT([.C1];LEN([.C1])-7)" office:value-type="string" office:string-value="NOOP_CC" calcext:value-type="string">
            <text:p>NOOP_CC</text:p>
          </table:table-cell>
          <table:table-cell table:number-columns-repeated="53"/>
        </table:table-row>
        <table:table-row table:style-name="ro1">
          <table:table-cell table:style-name="Default" office:value-type="string" calcext:value-type="string">
            <text:p>Add All Applications</text:p>
          </table:table-cell>
          <table:table-cell office:value-type="string" calcext:value-type="string">
            <text:p>This function adds all defined applications.</text:p>
          </table:table-cell>
          <table:table-cell office:value-type="string" calcext:value-type="string">
            <text:p>BPNODE_ADD_ALL_APPLICATIONS_CC</text:p>
          </table:table-cell>
          <table:table-cell office:value-type="string" calcext:value-type="string">
            <text:p>BPNode_AddAllApplications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Start All Applications</text:p>
          </table:table-cell>
          <table:table-cell office:value-type="string" calcext:value-type="string">
            <text:p>This function starts all applications</text:p>
          </table:table-cell>
          <table:table-cell office:value-type="string" calcext:value-type="string">
            <text:p>BPNODE_START_ALL_APPLICATIONS_CC</text:p>
          </table:table-cell>
          <table:table-cell office:value-type="string" calcext:value-type="string">
            <text:p>BPNode_StartAllApplications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Verify Bundle Storage</text:p>
          </table:table-cell>
          <table:table-cell office:value-type="string" calcext:value-type="string">
            <text:p>This function verifies bundle storage.</text:p>
          </table:table-cell>
          <table:table-cell office:value-type="string" calcext:value-type="string">
            <text:p>BPNODE_VERIFY_BUNDLE_STORAGE_CC</text:p>
          </table:table-cell>
          <table:table-cell office:value-type="string" calcext:value-type="string">
            <text:p>BPNode_VerifyBundleStorage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Initialize Bundle Storage</text:p>
          </table:table-cell>
          <table:table-cell office:value-type="string" calcext:value-type="string">
            <text:p>This function initializes bundle storage.</text:p>
          </table:table-cell>
          <table:table-cell office:value-type="string" calcext:value-type="string">
            <text:p>BPNODE_INIT_BUNDLE_STORAGE_CC</text:p>
          </table:table-cell>
          <table:table-cell office:value-type="string" calcext:value-type="string">
            <text:p>BPNode_InitBundleStorage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Verify Bundle Metadata (7.2)</text:p>
          </table:table-cell>
          <table:table-cell office:value-type="string" calcext:value-type="string">
            <text:p>This function verifies stored bundle metadata.</text:p>
          </table:table-cell>
          <table:table-cell office:value-type="string" calcext:value-type="string">
            <text:p>BPNODE_VERIFY_BUNDLE_METADATA_CC</text:p>
          </table:table-cell>
          <table:table-cell office:value-type="string" calcext:value-type="string">
            <text:p>BPNode_VerifyBundleMetadata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Rebuild Bundle Metadata</text:p>
          </table:table-cell>
          <table:table-cell office:value-type="string" calcext:value-type="string">
            <text:p>This function rebuilds the cache from stored bundle metadata.</text:p>
          </table:table-cell>
          <table:table-cell office:value-type="string" calcext:value-type="string">
            <text:p>BPNODE_REBUILD_BUNDLE_METADATA_CC</text:p>
          </table:table-cell>
          <table:table-cell office:value-type="string" calcext:value-type="string">
            <text:p>BPNode_RebuildBundleMetadata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Clear Volatile</text:p>
          </table:table-cell>
          <table:table-cell office:value-type="string" calcext:value-type="string">
            <text:p>This function clears the cache.</text:p>
          </table:table-cell>
          <table:table-cell office:value-type="string" calcext:value-type="string">
            <text:p>BPNODE_CLEAR_VOLATILE_CC</text:p>
          </table:table-cell>
          <table:table-cell office:value-type="string" calcext:value-type="string">
            <text:p>BPNode_ClearVolatile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Reload Saved Data (7.2)</text:p>
          </table:table-cell>
          <table:table-cell office:value-type="string" calcext:value-type="string">
            <text:p>This function reloads data saved by modules.</text:p>
          </table:table-cell>
          <table:table-cell office:value-type="string" calcext:value-type="string">
            <text:p>BPNODE_RELOAD_SAVED_DATA_CC</text:p>
          </table:table-cell>
          <table:table-cell office:value-type="string" calcext:value-type="string">
            <text:p>BPNode_ReloadSavedData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Reset All Counters</text:p>
          </table:table-cell>
          <table:table-cell office:value-type="string" calcext:value-type="string">
            <text:p>This function resets all node counters.</text:p>
          </table:table-cell>
          <table:table-cell office:value-type="string" calcext:value-type="string">
            <text:p>BPNODE_RESET_ALL_COUNTERS_CC</text:p>
          </table:table-cell>
          <table:table-cell office:value-type="string" calcext:value-type="string">
            <text:p>BPNode_ResetAllCounters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Reset Counter</text:p>
          </table:table-cell>
          <table:table-cell office:value-type="string" calcext:value-type="string">
            <text:p>This function resets an individual counter.</text:p>
          </table:table-cell>
          <table:table-cell office:value-type="string" calcext:value-type="string">
            <text:p>BPNODE_RESET_COUNTER_CC</text:p>
          </table:table-cell>
          <table:table-cell office:value-type="string" calcext:value-type="string">
            <text:p>BPNode_ResetCounter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Reset Source Counters</text:p>
          </table:table-cell>
          <table:table-cell office:value-type="string" calcext:value-type="string">
            <text:p>This function resets all counters indexed by Source EID.</text:p>
          </table:table-cell>
          <table:table-cell office:value-type="string" calcext:value-type="string">
            <text:p>BPNODE_RESET_SOURCE_COUNTERS_CC</text:p>
          </table:table-cell>
          <table:table-cell office:value-type="string" calcext:value-type="string">
            <text:p>BPNode_ResetSourceCounters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Reset Bundle Counters</text:p>
          </table:table-cell>
          <table:table-cell office:value-type="string" calcext:value-type="string">
            <text:p>This function resets all bundle counters.</text:p>
          </table:table-cell>
          <table:table-cell office:value-type="string" calcext:value-type="string">
            <text:p>BPNODE_RESET_BUNDLE_COUNTERS_CC</text:p>
          </table:table-cell>
          <table:table-cell office:value-type="string" calcext:value-type="string">
            <text:p>BPNode_ResetBundleCounters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Reset Error Counters</text:p>
          </table:table-cell>
          <table:table-cell office:value-type="string" calcext:value-type="string">
            <text:p>This function resets all error counters.</text:p>
          </table:table-cell>
          <table:table-cell office:value-type="string" calcext:value-type="string">
            <text:p>BPNODE_RESET_ERROR_COUNTERS_CC</text:p>
          </table:table-cell>
          <table:table-cell office:value-type="string" calcext:value-type="string">
            <text:p>BPNode_ResetErrorCounters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Add Application</text:p>
          </table:table-cell>
          <table:table-cell office:value-type="string" calcext:value-type="string">
            <text:p>This function adds an application.</text:p>
          </table:table-cell>
          <table:table-cell office:value-type="string" calcext:value-type="string">
            <text:p>BPNODE_ADD_APPLICATION_CC</text:p>
          </table:table-cell>
          <table:table-cell office:value-type="string" calcext:value-type="string">
            <text:p>BPNode_AddApplication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Remove Application</text:p>
          </table:table-cell>
          <table:table-cell office:value-type="string" calcext:value-type="string">
            <text:p>This function removes an application.</text:p>
          </table:table-cell>
          <table:table-cell office:value-type="string" calcext:value-type="string">
            <text:p>BPNODE_REMOVE_APPLICATION_CC</text:p>
          </table:table-cell>
          <table:table-cell office:value-type="string" calcext:value-type="string">
            <text:p>BPNode_RemoveApplication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Set Registration State</text:p>
          </table:table-cell>
          <table:table-cell office:value-type="string" calcext:value-type="string">
            <text:p>This function sets an application's registration state.</text:p>
          </table:table-cell>
          <table:table-cell office:value-type="string" calcext:value-type="string">
            <text:p>BPNODE_SET_REGISTRATION_STATE_CC</text:p>
          </table:table-cell>
          <table:table-cell office:value-type="string" calcext:value-type="string">
            <text:p>BPNode_SetRegistrationState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Start Application</text:p>
          </table:table-cell>
          <table:table-cell office:value-type="string" calcext:value-type="string">
            <text:p>This function starts an application.</text:p>
          </table:table-cell>
          <table:table-cell office:value-type="string" calcext:value-type="string">
            <text:p>BPNODE_START_APPLICATION_CC</text:p>
          </table:table-cell>
          <table:table-cell office:value-type="string" calcext:value-type="string">
            <text:p>BPNode_StartApplication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Stop Application</text:p>
          </table:table-cell>
          <table:table-cell office:value-type="string" calcext:value-type="string">
            <text:p>This function stops an application.</text:p>
          </table:table-cell>
          <table:table-cell office:value-type="string" calcext:value-type="string">
            <text:p>BPNODE_STOP_APPLICATION_CC</text:p>
          </table:table-cell>
          <table:table-cell office:value-type="string" calcext:value-type="string">
            <text:p>BPNode_StopApplication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Add Authorized Sources</text:p>
          </table:table-cell>
          <table:table-cell office:value-type="string" calcext:value-type="string">
            <text:p>This function adds one or more authorized Source EIDs.</text:p>
          </table:table-cell>
          <table:table-cell office:value-type="string" calcext:value-type="string">
            <text:p>BPNODE_ADD_AUTH_SOURCES_CC</text:p>
          </table:table-cell>
          <table:table-cell office:value-type="string" calcext:value-type="string">
            <text:p>BPNode_AddAuthSources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Remove Authorized Sources</text:p>
          </table:table-cell>
          <table:table-cell office:value-type="string" calcext:value-type="string">
            <text:p>This function removes one or more authorized Source EIDs.</text:p>
          </table:table-cell>
          <table:table-cell office:value-type="string" calcext:value-type="string">
            <text:p>BPNODE_REMOVE_AUTH_SOURCES_CC</text:p>
          </table:table-cell>
          <table:table-cell office:value-type="string" calcext:value-type="string">
            <text:p>BPNode_RemoveAuthSources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Add Authorized Custody Sources</text:p>
          </table:table-cell>
          <table:table-cell office:value-type="string" calcext:value-type="string">
            <text:p>This function adds one or more authorized custody Source EIDs.</text:p>
          </table:table-cell>
          <table:table-cell office:value-type="string" calcext:value-type="string">
            <text:p>BPNODE_ADD_AUTH_CUSTODY_SOURCES_CC</text:p>
          </table:table-cell>
          <table:table-cell office:value-type="string" calcext:value-type="string">
            <text:p>BPNode_AddAuthCustodySources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Remove Authorized Custody Sources</text:p>
          </table:table-cell>
          <table:table-cell office:value-type="string" calcext:value-type="string">
            <text:p>This function removes one or more authorized custody Source EIDs.</text:p>
          </table:table-cell>
          <table:table-cell office:value-type="string" calcext:value-type="string">
            <text:p>BPNODE_REMOVE_AUTH_CUSTODY_SOURCES_CC</text:p>
          </table:table-cell>
          <table:table-cell office:value-type="string" calcext:value-type="string">
            <text:p>BPNode_RemoveAuthCustodySources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Add Authorized Custodians</text:p>
          </table:table-cell>
          <table:table-cell office:value-type="string" calcext:value-type="string">
            <text:p>This function adds one or more authorized custodian EIDs.</text:p>
          </table:table-cell>
          <table:table-cell office:value-type="string" calcext:value-type="string">
            <text:p>BPNODE_ADD_AUTH_CUSTODIANS_CC</text:p>
          </table:table-cell>
          <table:table-cell office:value-type="string" calcext:value-type="string">
            <text:p>BPNode_AddAuthCustodians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Remove Authorized Custodians</text:p>
          </table:table-cell>
          <table:table-cell office:value-type="string" calcext:value-type="string">
            <text:p>This function removes one or more auhorized custodian EIDs.</text:p>
          </table:table-cell>
          <table:table-cell office:value-type="string" calcext:value-type="string">
            <text:p>BPNODE_REMOVE_AUTH_CUSTODIANS_CC</text:p>
          </table:table-cell>
          <table:table-cell office:value-type="string" calcext:value-type="string">
            <text:p>BPNode_RemoveAuthCustodians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Add Authorized Report-to EID</text:p>
          </table:table-cell>
          <table:table-cell office:value-type="string" calcext:value-type="string">
            <text:p>This function adds an authorized Report-to-EID.</text:p>
          </table:table-cell>
          <table:table-cell office:value-type="string" calcext:value-type="string">
            <text:p>BPNODE_ADD_AUTH_REPORT_TO_EID_CC</text:p>
          </table:table-cell>
          <table:table-cell office:value-type="string" calcext:value-type="string">
            <text:p>BPNode_AddAuthReportToEid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Remove Authorized Report-to EID</text:p>
          </table:table-cell>
          <table:table-cell office:value-type="string" calcext:value-type="string">
            <text:p>This function removes an authorized Report-to EID.</text:p>
          </table:table-cell>
          <table:table-cell office:value-type="string" calcext:value-type="string">
            <text:p>BPNODE_REMOVE_AUTH_REPORT_TO_EID_CC</text:p>
          </table:table-cell>
          <table:table-cell office:value-type="string" calcext:value-type="string">
            <text:p>BPNode_RemoveAuthReportToEid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Add Latency</text:p>
          </table:table-cell>
          <table:table-cell office:value-type="string" calcext:value-type="string">
            <text:p>This function <text:s/>adds a latency (low, medium, high) to a bundle queue.</text:p>
          </table:table-cell>
          <table:table-cell office:value-type="string" calcext:value-type="string">
            <text:p>BPNODE_ADD_LATENCY_CC</text:p>
          </table:table-cell>
          <table:table-cell office:value-type="string" calcext:value-type="string">
            <text:p>BPNode_AddLatency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Remove Latency</text:p>
          </table:table-cell>
          <table:table-cell office:value-type="string" calcext:value-type="string">
            <text:p>This function removes a latency from a bundle queue.</text:p>
          </table:table-cell>
          <table:table-cell office:value-type="string" calcext:value-type="string">
            <text:p>BPNODE_REMOVE_LATENCY_CC</text:p>
          </table:table-cell>
          <table:table-cell office:value-type="string" calcext:value-type="string">
            <text:p>BPNode_RemoveLatency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Contact Setup</text:p>
          </table:table-cell>
          <table:table-cell office:value-type="string" calcext:value-type="string">
            <text:p>This function sets up a contact.</text:p>
          </table:table-cell>
          <table:table-cell office:value-type="string" calcext:value-type="string">
            <text:p>BPNODE_CONTACT_SETUP_CC</text:p>
          </table:table-cell>
          <table:table-cell office:value-type="string" calcext:value-type="string">
            <text:p>BPNode_ContactSetup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Contact Start</text:p>
          </table:table-cell>
          <table:table-cell office:value-type="string" calcext:value-type="string">
            <text:p>This function starts a contact.</text:p>
          </table:table-cell>
          <table:table-cell office:value-type="string" calcext:value-type="string">
            <text:p>BPNODE_CONTACT_START_CC</text:p>
          </table:table-cell>
          <table:table-cell office:value-type="string" calcext:value-type="string">
            <text:p>BPNode_ContactStart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Contact Stop</text:p>
          </table:table-cell>
          <table:table-cell office:value-type="string" calcext:value-type="string">
            <text:p>This function stops a contact.</text:p>
          </table:table-cell>
          <table:table-cell office:value-type="string" calcext:value-type="string">
            <text:p>BPNODE_CONTACT_STOP_CC</text:p>
          </table:table-cell>
          <table:table-cell office:value-type="string" calcext:value-type="string">
            <text:p>BPNode_ContactStop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Contact Teardown</text:p>
          </table:table-cell>
          <table:table-cell office:value-type="string" calcext:value-type="string">
            <text:p>This function tears down a contact.</text:p>
          </table:table-cell>
          <table:table-cell office:value-type="string" calcext:value-type="string">
            <text:p>BPNODE_CONTACT_TEARDOWN_CC</text:p>
          </table:table-cell>
          <table:table-cell office:value-type="string" calcext:value-type="string">
            <text:p>BPNode_ContactTeardown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Add MIB Array Key</text:p>
          </table:table-cell>
          <table:table-cell office:value-type="string" calcext:value-type="string">
            <text:p>This function adds a MIB Array Key.</text:p>
          </table:table-cell>
          <table:table-cell office:value-type="string" calcext:value-type="string">
            <text:p>BPNODE_ADD_MIB_ARRAY_KEY_CC</text:p>
          </table:table-cell>
          <table:table-cell office:value-type="string" calcext:value-type="string">
            <text:p>BPNode_AddMibArrayKey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Remove MIB Array Key</text:p>
          </table:table-cell>
          <table:table-cell office:value-type="string" calcext:value-type="string">
            <text:p>This function removes a MIB Array Key.</text:p>
          </table:table-cell>
          <table:table-cell office:value-type="string" calcext:value-type="string">
            <text:p>BPNODE_REMOVE_MIB_ARRAY_KEY_CC</text:p>
          </table:table-cell>
          <table:table-cell office:value-type="string" calcext:value-type="string">
            <text:p>BPNode_RemoveMibArrayKey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Set MIB Item</text:p>
          </table:table-cell>
          <table:table-cell office:value-type="string" calcext:value-type="string">
            <text:p>This function sets the value of a MIB item.</text:p>
          </table:table-cell>
          <table:table-cell office:value-type="string" calcext:value-type="string">
            <text:p>BPNODE_SET_MIB_ITEM_CC</text:p>
          </table:table-cell>
          <table:table-cell office:value-type="string" calcext:value-type="string">
            <text:p>BPNode_SetMibItem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Add Storage Allocation</text:p>
          </table:table-cell>
          <table:table-cell office:value-type="string" calcext:value-type="string">
            <text:p>This function adds a given storage allocation assigned to a given Source EID.</text:p>
          </table:table-cell>
          <table:table-cell office:value-type="string" calcext:value-type="string">
            <text:p>BPNODE_ADD_STORAGE_ALLOCATION_CC</text:p>
          </table:table-cell>
          <table:table-cell office:value-type="string" calcext:value-type="string">
            <text:p>BPNode_AddStorageAllocation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Remove Storage Allocation</text:p>
          </table:table-cell>
          <table:table-cell office:value-type="string" calcext:value-type="string">
            <text:p>This function removes a storage allocation by Source EID.</text:p>
          </table:table-cell>
          <table:table-cell office:value-type="string" calcext:value-type="string">
            <text:p>BPNODE_REMOVE_STORAGE_ALLOCATION_CC</text:p>
          </table:table-cell>
          <table:table-cell office:value-type="string" calcext:value-type="string">
            <text:p>BPNode_RemoveStorageAllocation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Perform Self Test (7.2)</text:p>
          </table:table-cell>
          <table:table-cell office:value-type="string" calcext:value-type="string">
            <text:p>This function performs a BPNode self test.</text:p>
          </table:table-cell>
          <table:table-cell office:value-type="string" calcext:value-type="string">
            <text:p>BPNODE_PERFORM_SELF_TEST_CC</text:p>
          </table:table-cell>
          <table:table-cell office:value-type="string" calcext:value-type="string">
            <text:p>BPNode_PerformSelfTest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Send Node MIB Config HK</text:p>
          </table:table-cell>
          <table:table-cell office:value-type="string" calcext:value-type="string">
            <text:p>This function sends Node MIB configuration HK.</text:p>
          </table:table-cell>
          <table:table-cell office:value-type="string" calcext:value-type="string">
            <text:p>BPNODE_SEND_NODE_MIB_CONFIG_HK_CC</text:p>
          </table:table-cell>
          <table:table-cell office:value-type="string" calcext:value-type="string">
            <text:p>BPNode_SendNodeMibConfigHk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Send Per-Source MIB Config HK</text:p>
          </table:table-cell>
          <table:table-cell office:value-type="string" calcext:value-type="string">
            <text:p>This function sends per-source EID MIB configuration HK.</text:p>
          </table:table-cell>
          <table:table-cell office:value-type="string" calcext:value-type="string">
            <text:p>BPNODE_SEND_SOURCE_MIB_CONFIG_HK_CC</text:p>
          </table:table-cell>
          <table:table-cell office:value-type="string" calcext:value-type="string">
            <text:p>BPNode_SendSourceMibConfigHk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Send Node MIB Counter HK</text:p>
          </table:table-cell>
          <table:table-cell office:value-type="string" calcext:value-type="string">
            <text:p>This function sends MIB counter HK.</text:p>
          </table:table-cell>
          <table:table-cell office:value-type="string" calcext:value-type="string">
            <text:p>BPNODE_SEND_NODE_MIB_COUNTERS_HK_CC</text:p>
          </table:table-cell>
          <table:table-cell office:value-type="string" calcext:value-type="string">
            <text:p>BPNode_SendNodeMibCountersHk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Send Per-Source MIB Counter HK</text:p>
          </table:table-cell>
          <table:table-cell office:value-type="string" calcext:value-type="string">
            <text:p>This function sends per-source EID MIB counter HK.</text:p>
          </table:table-cell>
          <table:table-cell office:value-type="string" calcext:value-type="string">
            <text:p>BPNODE_SEND_SOURCE_MIB_COUNTERS_HK_CC</text:p>
          </table:table-cell>
          <table:table-cell office:value-type="string" calcext:value-type="string">
            <text:p>BPNode_SendSourceMibCountersHk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Send Storage HK</text:p>
          </table:table-cell>
          <table:table-cell office:value-type="string" calcext:value-type="string">
            <text:p>This function sends storage HK.</text:p>
          </table:table-cell>
          <table:table-cell office:value-type="string" calcext:value-type="string">
            <text:p>BPNODE_SEND_STORAGE_HK</text:p>
          </table:table-cell>
          <table:table-cell office:value-type="string" calcext:value-type="string">
            <text:p>BPNode_SendStorageHk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Send Channel/Contact Status HK</text:p>
          </table:table-cell>
          <table:table-cell office:value-type="string" calcext:value-type="string">
            <text:p>This function sends channel/contact status HK.</text:p>
          </table:table-cell>
          <table:table-cell office:value-type="string" calcext:value-type="string">
            <text:p>BPNODE_SEND_CHANNEL_CONTACT_STAT_HK_CC</text:p>
          </table:table-cell>
          <table:table-cell office:value-type="string" calcext:value-type="string">
            <text:p>BPNode_SendChannelContactStatHkCmd</text:p>
          </table:table-cell>
          <table:table-cell table:number-columns-repeated="54"/>
        </table:table-row>
        <table:table-row table:style-name="ro1">
          <table:table-cell table:number-columns-repeated="58"/>
        </table:table-row>
        <table:table-row table:style-name="ro1">
          <table:table-cell table:style-name="ce2" office:value-type="string" calcext:value-type="string">
            <text:p>brief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enum_str</text:p>
          </table:table-cell>
          <table:table-cell table:style-name="ce2" office:value-type="string" calcext:value-type="string">
            <text:p>cmd_str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The column labels are below the columns so that the rows align with the sheet row numbers</text:p>
          </table:table-cell>
          <table:table-cell table:number-columns-repeated="57"/>
        </table:table-row>
        <table:table-row table:style-name="ro1">
          <table:table-cell table:style-name="ce3"/>
          <table:table-cell table:number-columns-repeated="57"/>
        </table:table-row>
        <table:table-row table:style-name="ro1">
          <table:table-cell table:style-name="ce5" office:value-type="string" calcext:value-type="string">
            <text:p>file casem - Generate command case blocks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];&quot; &quot;;[.D1])" office:value-type="string" office:string-value="./generate_case BPNODE_NOOP_CC BPNode_NoopCmd" calcext:value-type="string">
            <text:p>./generate_case BPNODE_NOOP_CC BPNode_Noop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];&quot; &quot;;[.D2])" office:value-type="string" office:string-value="./generate_case BPNODE_ADD_ALL_APPLICATIONS_CC BPNode_AddAllApplicationsCmd" calcext:value-type="string">
            <text:p>./generate_case BPNODE_ADD_ALL_APPLICATIONS_CC BPNode_AddAllApplication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];&quot; &quot;;[.D3])" office:value-type="string" office:string-value="./generate_case BPNODE_START_ALL_APPLICATIONS_CC BPNode_StartAllApplicationsCmd" calcext:value-type="string">
            <text:p>./generate_case BPNODE_START_ALL_APPLICATIONS_CC BPNode_StartAllApplication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4];&quot; &quot;;[.D4])" office:value-type="string" office:string-value="./generate_case BPNODE_VERIFY_BUNDLE_STORAGE_CC BPNode_VerifyBundleStorageCmd" calcext:value-type="string">
            <text:p>./generate_case BPNODE_VERIFY_BUNDLE_STORAGE_CC BPNode_VerifyBundleStorage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5];&quot; &quot;;[.D5])" office:value-type="string" office:string-value="./generate_case BPNODE_INIT_BUNDLE_STORAGE_CC BPNode_InitBundleStorageCmd" calcext:value-type="string">
            <text:p>./generate_case BPNODE_INIT_BUNDLE_STORAGE_CC BPNode_InitBundleStorage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6];&quot; &quot;;[.D6])" office:value-type="string" office:string-value="./generate_case BPNODE_VERIFY_BUNDLE_METADATA_CC BPNode_VerifyBundleMetadataCmd" calcext:value-type="string">
            <text:p>./generate_case BPNODE_VERIFY_BUNDLE_METADATA_CC BPNode_VerifyBundleMetadata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7];&quot; &quot;;[.D7])" office:value-type="string" office:string-value="./generate_case BPNODE_REBUILD_BUNDLE_METADATA_CC BPNode_RebuildBundleMetadataCmd" calcext:value-type="string">
            <text:p>./generate_case BPNODE_REBUILD_BUNDLE_METADATA_CC BPNode_RebuildBundleMetadata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8];&quot; &quot;;[.D8])" office:value-type="string" office:string-value="./generate_case BPNODE_CLEAR_VOLATILE_CC BPNode_ClearVolatileCmd" calcext:value-type="string">
            <text:p>./generate_case BPNODE_CLEAR_VOLATILE_CC BPNode_ClearVolatile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9];&quot; &quot;;[.D9])" office:value-type="string" office:string-value="./generate_case BPNODE_RELOAD_SAVED_DATA_CC BPNode_ReloadSavedDataCmd" calcext:value-type="string">
            <text:p>./generate_case BPNODE_RELOAD_SAVED_DATA_CC BPNode_ReloadSavedData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0];&quot; &quot;;[.D10])" office:value-type="string" office:string-value="./generate_case BPNODE_RESET_ALL_COUNTERS_CC BPNode_ResetAllCountersCmd" calcext:value-type="string">
            <text:p>./generate_case BPNODE_RESET_ALL_COUNTERS_CC BPNode_ResetAllCounter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1];&quot; &quot;;[.D11])" office:value-type="string" office:string-value="./generate_case BPNODE_RESET_COUNTER_CC BPNode_ResetCounterCmd" calcext:value-type="string">
            <text:p>./generate_case BPNODE_RESET_COUNTER_CC BPNode_ResetCounter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2];&quot; &quot;;[.D12])" office:value-type="string" office:string-value="./generate_case BPNODE_RESET_SOURCE_COUNTERS_CC BPNode_ResetSourceCountersCmd" calcext:value-type="string">
            <text:p>./generate_case BPNODE_RESET_SOURCE_COUNTERS_CC BPNode_ResetSourceCounter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3];&quot; &quot;;[.D13])" office:value-type="string" office:string-value="./generate_case BPNODE_RESET_BUNDLE_COUNTERS_CC BPNode_ResetBundleCountersCmd" calcext:value-type="string">
            <text:p>./generate_case BPNODE_RESET_BUNDLE_COUNTERS_CC BPNode_ResetBundleCounter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4];&quot; &quot;;[.D14])" office:value-type="string" office:string-value="./generate_case BPNODE_RESET_ERROR_COUNTERS_CC BPNode_ResetErrorCountersCmd" calcext:value-type="string">
            <text:p>./generate_case BPNODE_RESET_ERROR_COUNTERS_CC BPNode_ResetErrorCounter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5];&quot; &quot;;[.D15])" office:value-type="string" office:string-value="./generate_case BPNODE_ADD_APPLICATION_CC BPNode_AddApplicationCmd" calcext:value-type="string">
            <text:p>./generate_case BPNODE_ADD_APPLICATION_CC BPNode_AddAppli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6];&quot; &quot;;[.D16])" office:value-type="string" office:string-value="./generate_case BPNODE_REMOVE_APPLICATION_CC BPNode_RemoveApplicationCmd" calcext:value-type="string">
            <text:p>./generate_case BPNODE_REMOVE_APPLICATION_CC BPNode_RemoveAppli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7];&quot; &quot;;[.D17])" office:value-type="string" office:string-value="./generate_case BPNODE_SET_REGISTRATION_STATE_CC BPNode_SetRegistrationStateCmd" calcext:value-type="string">
            <text:p>./generate_case BPNODE_SET_REGISTRATION_STATE_CC BPNode_SetRegistrationState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8];&quot; &quot;;[.D18])" office:value-type="string" office:string-value="./generate_case BPNODE_START_APPLICATION_CC BPNode_StartApplicationCmd" calcext:value-type="string">
            <text:p>./generate_case BPNODE_START_APPLICATION_CC BPNode_StartAppli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9];&quot; &quot;;[.D19])" office:value-type="string" office:string-value="./generate_case BPNODE_STOP_APPLICATION_CC BPNode_StopApplicationCmd" calcext:value-type="string">
            <text:p>./generate_case BPNODE_STOP_APPLICATION_CC BPNode_StopAppli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0];&quot; &quot;;[.D20])" office:value-type="string" office:string-value="./generate_case BPNODE_ADD_AUTH_SOURCES_CC BPNode_AddAuthSourcesCmd" calcext:value-type="string">
            <text:p>./generate_case BPNODE_ADD_AUTH_SOURCES_CC BPNode_AddAuthSource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1];&quot; &quot;;[.D21])" office:value-type="string" office:string-value="./generate_case BPNODE_REMOVE_AUTH_SOURCES_CC BPNode_RemoveAuthSourcesCmd" calcext:value-type="string">
            <text:p>./generate_case BPNODE_REMOVE_AUTH_SOURCES_CC BPNode_RemoveAuthSource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2];&quot; &quot;;[.D22])" office:value-type="string" office:string-value="./generate_case BPNODE_ADD_AUTH_CUSTODY_SOURCES_CC BPNode_AddAuthCustodySourcesCmd" calcext:value-type="string">
            <text:p>./generate_case BPNODE_ADD_AUTH_CUSTODY_SOURCES_CC BPNode_AddAuthCustodySource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3];&quot; &quot;;[.D23])" office:value-type="string" office:string-value="./generate_case BPNODE_REMOVE_AUTH_CUSTODY_SOURCES_CC BPNode_RemoveAuthCustodySourcesCmd" calcext:value-type="string">
            <text:p>./generate_case BPNODE_REMOVE_AUTH_CUSTODY_SOURCES_CC BPNode_RemoveAuthCustodySource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4];&quot; &quot;;[.D24])" office:value-type="string" office:string-value="./generate_case BPNODE_ADD_AUTH_CUSTODIANS_CC BPNode_AddAuthCustodiansCmd" calcext:value-type="string">
            <text:p>./generate_case BPNODE_ADD_AUTH_CUSTODIANS_CC BPNode_AddAuthCustodian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5];&quot; &quot;;[.D25])" office:value-type="string" office:string-value="./generate_case BPNODE_REMOVE_AUTH_CUSTODIANS_CC BPNode_RemoveAuthCustodiansCmd" calcext:value-type="string">
            <text:p>./generate_case BPNODE_REMOVE_AUTH_CUSTODIANS_CC BPNode_RemoveAuthCustodian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6];&quot; &quot;;[.D26])" office:value-type="string" office:string-value="./generate_case BPNODE_ADD_AUTH_REPORT_TO_EID_CC BPNode_AddAuthReportToEidCmd" calcext:value-type="string">
            <text:p>./generate_case BPNODE_ADD_AUTH_REPORT_TO_EID_CC BPNode_AddAuthReportToEid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7];&quot; &quot;;[.D27])" office:value-type="string" office:string-value="./generate_case BPNODE_REMOVE_AUTH_REPORT_TO_EID_CC BPNode_RemoveAuthReportToEidCmd" calcext:value-type="string">
            <text:p>./generate_case BPNODE_REMOVE_AUTH_REPORT_TO_EID_CC BPNode_RemoveAuthReportToEid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8];&quot; &quot;;[.D28])" office:value-type="string" office:string-value="./generate_case BPNODE_ADD_LATENCY_CC BPNode_AddLatencyCmd" calcext:value-type="string">
            <text:p>./generate_case BPNODE_ADD_LATENCY_CC BPNode_AddLatency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9];&quot; &quot;;[.D29])" office:value-type="string" office:string-value="./generate_case BPNODE_REMOVE_LATENCY_CC BPNode_RemoveLatencyCmd" calcext:value-type="string">
            <text:p>./generate_case BPNODE_REMOVE_LATENCY_CC BPNode_RemoveLatency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0];&quot; &quot;;[.D30])" office:value-type="string" office:string-value="./generate_case BPNODE_CONTACT_SETUP_CC BPNode_ContactSetupCmd" calcext:value-type="string">
            <text:p>./generate_case BPNODE_CONTACT_SETUP_CC BPNode_ContactSetup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1];&quot; &quot;;[.D31])" office:value-type="string" office:string-value="./generate_case BPNODE_CONTACT_START_CC BPNode_ContactStartCmd" calcext:value-type="string">
            <text:p>./generate_case BPNODE_CONTACT_START_CC BPNode_ContactStart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2];&quot; &quot;;[.D32])" office:value-type="string" office:string-value="./generate_case BPNODE_CONTACT_STOP_CC BPNode_ContactStopCmd" calcext:value-type="string">
            <text:p>./generate_case BPNODE_CONTACT_STOP_CC BPNode_ContactStop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3];&quot; &quot;;[.D33])" office:value-type="string" office:string-value="./generate_case BPNODE_CONTACT_TEARDOWN_CC BPNode_ContactTeardownCmd" calcext:value-type="string">
            <text:p>./generate_case BPNODE_CONTACT_TEARDOWN_CC BPNode_ContactTeardow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4];&quot; &quot;;[.D34])" office:value-type="string" office:string-value="./generate_case BPNODE_ADD_MIB_ARRAY_KEY_CC BPNode_AddMibArrayKeyCmd" calcext:value-type="string">
            <text:p>./generate_case BPNODE_ADD_MIB_ARRAY_KEY_CC BPNode_AddMibArrayKey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5];&quot; &quot;;[.D35])" office:value-type="string" office:string-value="./generate_case BPNODE_REMOVE_MIB_ARRAY_KEY_CC BPNode_RemoveMibArrayKeyCmd" calcext:value-type="string">
            <text:p>./generate_case BPNODE_REMOVE_MIB_ARRAY_KEY_CC BPNode_RemoveMibArrayKey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6];&quot; &quot;;[.D36])" office:value-type="string" office:string-value="./generate_case BPNODE_SET_MIB_ITEM_CC BPNode_SetMibItemCmd" calcext:value-type="string">
            <text:p>./generate_case BPNODE_SET_MIB_ITEM_CC BPNode_SetMibItem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7];&quot; &quot;;[.D37])" office:value-type="string" office:string-value="./generate_case BPNODE_ADD_STORAGE_ALLOCATION_CC BPNode_AddStorageAllocationCmd" calcext:value-type="string">
            <text:p>./generate_case BPNODE_ADD_STORAGE_ALLOCATION_CC BPNode_AddStorageAllo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8];&quot; &quot;;[.D38])" office:value-type="string" office:string-value="./generate_case BPNODE_REMOVE_STORAGE_ALLOCATION_CC BPNode_RemoveStorageAllocationCmd" calcext:value-type="string">
            <text:p>./generate_case BPNODE_REMOVE_STORAGE_ALLOCATION_CC BPNode_RemoveStorageAllo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9];&quot; &quot;;[.D39])" office:value-type="string" office:string-value="./generate_case BPNODE_PERFORM_SELF_TEST_CC BPNode_PerformSelfTestCmd" calcext:value-type="string">
            <text:p>./generate_case BPNODE_PERFORM_SELF_TEST_CC BPNode_PerformSelfTest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40];&quot; &quot;;[.D40])" office:value-type="string" office:string-value="./generate_case BPNODE_SEND_NODE_MIB_CONFIG_HK_CC BPNode_SendNodeMibConfigHkCmd" calcext:value-type="string">
            <text:p>./generate_case BPNODE_SEND_NODE_MIB_CONFIG_HK_CC BPNode_SendNodeMibConfigHk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41];&quot; &quot;;[.D41])" office:value-type="string" office:string-value="./generate_case BPNODE_SEND_SOURCE_MIB_CONFIG_HK_CC BPNode_SendSourceMibConfigHkCmd" calcext:value-type="string">
            <text:p>./generate_case BPNODE_SEND_SOURCE_MIB_CONFIG_HK_CC BPNode_SendSourceMibConfigHk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42];&quot; &quot;;[.D42])" office:value-type="string" office:string-value="./generate_case BPNODE_SEND_NODE_MIB_COUNTERS_HK_CC BPNode_SendNodeMibCountersHkCmd" calcext:value-type="string">
            <text:p>./generate_case BPNODE_SEND_NODE_MIB_COUNTERS_HK_CC BPNode_SendNodeMibCountersHk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43];&quot; &quot;;[.D43])" office:value-type="string" office:string-value="./generate_case BPNODE_SEND_SOURCE_MIB_COUNTERS_HK_CC BPNode_SendSourceMibCountersHkCmd" calcext:value-type="string">
            <text:p>./generate_case BPNODE_SEND_SOURCE_MIB_COUNTERS_HK_CC BPNode_SendSourceMibCountersHk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44];&quot; &quot;;[.D44])" office:value-type="string" office:string-value="./generate_case BPNODE_SEND_STORAGE_HK BPNode_SendStorageHk" calcext:value-type="string">
            <text:p>./generate_case BPNODE_SEND_STORAGE_HK BPNode_SendStorageHk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45];&quot; &quot;;[.D45])" office:value-type="string" office:string-value="./generate_case BPNODE_SEND_CHANNEL_CONTACT_STAT_HK_CC BPNode_SendChannelContactStatHkCmd" calcext:value-type="string">
            <text:p>./generate_case BPNODE_SEND_CHANNEL_CONTACT_STAT_HK_CC BPNode_SendChannelContactStatHkCmd</text:p>
          </table:table-cell>
          <table:table-cell table:number-columns-repeated="57"/>
        </table:table-row>
        <table:table-row table:style-name="ro1">
          <table:table-cell table:style-name="ce3"/>
          <table:table-cell table:number-columns-repeated="57"/>
        </table:table-row>
        <table:table-row table:style-name="ro1">
          <table:table-cell table:style-name="ce5" office:value-type="string" calcext:value-type="string">
            <text:p>File cmdem - Generate command functions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];&quot;&quot;&quot; &quot;;&quot; &quot;;[.C1];&quot; &quot;;[.D1])" office:value-type="string" office:string-value="./generate_cmd &quot;Noop&quot;  BPNODE_NOOP_CC BPNode_NoopCmd" calcext:value-type="string">
            <text:p>./generate_cmd "Noop" <text:s/>BPNODE_NOOP_CC BPNode_Noop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];&quot;&quot;&quot; &quot;;&quot; &quot;;[.C2];&quot; &quot;;[.D2])" office:value-type="string" office:string-value="./generate_cmd &quot;Add All Applications&quot;  BPNODE_ADD_ALL_APPLICATIONS_CC BPNode_AddAllApplicationsCmd" calcext:value-type="string">
            <text:p>./generate_cmd "Add All Applications" <text:s/>BPNODE_ADD_ALL_APPLICATIONS_CC BPNode_AddAllApplication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];&quot;&quot;&quot; &quot;;&quot; &quot;;[.C3];&quot; &quot;;[.D3])" office:value-type="string" office:string-value="./generate_cmd &quot;Start All Applications&quot;  BPNODE_START_ALL_APPLICATIONS_CC BPNode_StartAllApplicationsCmd" calcext:value-type="string">
            <text:p>./generate_cmd "Start All Applications" <text:s/>BPNODE_START_ALL_APPLICATIONS_CC BPNode_StartAllApplication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4];&quot;&quot;&quot; &quot;;&quot; &quot;;[.C4];&quot; &quot;;[.D4])" office:value-type="string" office:string-value="./generate_cmd &quot;Verify Bundle Storage&quot;  BPNODE_VERIFY_BUNDLE_STORAGE_CC BPNode_VerifyBundleStorageCmd" calcext:value-type="string">
            <text:p>./generate_cmd "Verify Bundle Storage" <text:s/>BPNODE_VERIFY_BUNDLE_STORAGE_CC BPNode_VerifyBundleStorage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5];&quot;&quot;&quot; &quot;;&quot; &quot;;[.C5];&quot; &quot;;[.D5])" office:value-type="string" office:string-value="./generate_cmd &quot;Initialize Bundle Storage&quot;  BPNODE_INIT_BUNDLE_STORAGE_CC BPNode_InitBundleStorageCmd" calcext:value-type="string">
            <text:p>./generate_cmd "Initialize Bundle Storage" <text:s/>BPNODE_INIT_BUNDLE_STORAGE_CC BPNode_InitBundleStorage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6];&quot;&quot;&quot; &quot;;&quot; &quot;;[.C6];&quot; &quot;;[.D6])" office:value-type="string" office:string-value="./generate_cmd &quot;Verify Bundle Metadata (7.2)&quot;  BPNODE_VERIFY_BUNDLE_METADATA_CC BPNode_VerifyBundleMetadataCmd" calcext:value-type="string">
            <text:p>./generate_cmd "Verify Bundle Metadata (7.2)" <text:s/>BPNODE_VERIFY_BUNDLE_METADATA_CC BPNode_VerifyBundleMetadata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7];&quot;&quot;&quot; &quot;;&quot; &quot;;[.C7];&quot; &quot;;[.D7])" office:value-type="string" office:string-value="./generate_cmd &quot;Rebuild Bundle Metadata&quot;  BPNODE_REBUILD_BUNDLE_METADATA_CC BPNode_RebuildBundleMetadataCmd" calcext:value-type="string">
            <text:p>./generate_cmd "Rebuild Bundle Metadata" <text:s/>BPNODE_REBUILD_BUNDLE_METADATA_CC BPNode_RebuildBundleMetadata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8];&quot;&quot;&quot; &quot;;&quot; &quot;;[.C8];&quot; &quot;;[.D8])" office:value-type="string" office:string-value="./generate_cmd &quot;Clear Volatile&quot;  BPNODE_CLEAR_VOLATILE_CC BPNode_ClearVolatileCmd" calcext:value-type="string">
            <text:p>./generate_cmd "Clear Volatile" <text:s/>BPNODE_CLEAR_VOLATILE_CC BPNode_ClearVolatile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9];&quot;&quot;&quot; &quot;;&quot; &quot;;[.C9];&quot; &quot;;[.D9])" office:value-type="string" office:string-value="./generate_cmd &quot;Reload Saved Data (7.2)&quot;  BPNODE_RELOAD_SAVED_DATA_CC BPNode_ReloadSavedDataCmd" calcext:value-type="string">
            <text:p>./generate_cmd "Reload Saved Data (7.2)" <text:s/>BPNODE_RELOAD_SAVED_DATA_CC BPNode_ReloadSavedData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0];&quot;&quot;&quot; &quot;;&quot; &quot;;[.C10];&quot; &quot;;[.D10])" office:value-type="string" office:string-value="./generate_cmd &quot;Reset All Counters&quot;  BPNODE_RESET_ALL_COUNTERS_CC BPNode_ResetAllCountersCmd" calcext:value-type="string">
            <text:p>./generate_cmd "Reset All Counters" <text:s/>BPNODE_RESET_ALL_COUNTERS_CC BPNode_ResetAllCounter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1];&quot;&quot;&quot; &quot;;&quot; &quot;;[.C11];&quot; &quot;;[.D11])" office:value-type="string" office:string-value="./generate_cmd &quot;Reset Counter&quot;  BPNODE_RESET_COUNTER_CC BPNode_ResetCounterCmd" calcext:value-type="string">
            <text:p>./generate_cmd "Reset Counter" <text:s/>BPNODE_RESET_COUNTER_CC BPNode_ResetCounter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2];&quot;&quot;&quot; &quot;;&quot; &quot;;[.C12];&quot; &quot;;[.D12])" office:value-type="string" office:string-value="./generate_cmd &quot;Reset Source Counters&quot;  BPNODE_RESET_SOURCE_COUNTERS_CC BPNode_ResetSourceCountersCmd" calcext:value-type="string">
            <text:p>./generate_cmd "Reset Source Counters" <text:s/>BPNODE_RESET_SOURCE_COUNTERS_CC BPNode_ResetSourceCounter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3];&quot;&quot;&quot; &quot;;&quot; &quot;;[.C13];&quot; &quot;;[.D13])" office:value-type="string" office:string-value="./generate_cmd &quot;Reset Bundle Counters&quot;  BPNODE_RESET_BUNDLE_COUNTERS_CC BPNode_ResetBundleCountersCmd" calcext:value-type="string">
            <text:p>./generate_cmd "Reset Bundle Counters" <text:s/>BPNODE_RESET_BUNDLE_COUNTERS_CC BPNode_ResetBundleCounter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4];&quot;&quot;&quot; &quot;;&quot; &quot;;[.C14];&quot; &quot;;[.D14])" office:value-type="string" office:string-value="./generate_cmd &quot;Reset Error Counters&quot;  BPNODE_RESET_ERROR_COUNTERS_CC BPNode_ResetErrorCountersCmd" calcext:value-type="string">
            <text:p>./generate_cmd "Reset Error Counters" <text:s/>BPNODE_RESET_ERROR_COUNTERS_CC BPNode_ResetErrorCounter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5];&quot;&quot;&quot; &quot;;&quot; &quot;;[.C15];&quot; &quot;;[.D15])" office:value-type="string" office:string-value="./generate_cmd &quot;Add Application&quot;  BPNODE_ADD_APPLICATION_CC BPNode_AddApplicationCmd" calcext:value-type="string">
            <text:p>./generate_cmd "Add Application" <text:s/>BPNODE_ADD_APPLICATION_CC BPNode_AddAppli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6];&quot;&quot;&quot; &quot;;&quot; &quot;;[.C16];&quot; &quot;;[.D16])" office:value-type="string" office:string-value="./generate_cmd &quot;Remove Application&quot;  BPNODE_REMOVE_APPLICATION_CC BPNode_RemoveApplicationCmd" calcext:value-type="string">
            <text:p>./generate_cmd "Remove Application" <text:s/>BPNODE_REMOVE_APPLICATION_CC BPNode_RemoveAppli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7];&quot;&quot;&quot; &quot;;&quot; &quot;;[.C17];&quot; &quot;;[.D17])" office:value-type="string" office:string-value="./generate_cmd &quot;Set Registration State&quot;  BPNODE_SET_REGISTRATION_STATE_CC BPNode_SetRegistrationStateCmd" calcext:value-type="string">
            <text:p>./generate_cmd "Set Registration State" <text:s/>BPNODE_SET_REGISTRATION_STATE_CC BPNode_SetRegistrationState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8];&quot;&quot;&quot; &quot;;&quot; &quot;;[.C18];&quot; &quot;;[.D18])" office:value-type="string" office:string-value="./generate_cmd &quot;Start Application&quot;  BPNODE_START_APPLICATION_CC BPNode_StartApplicationCmd" calcext:value-type="string">
            <text:p>./generate_cmd "Start Application" <text:s/>BPNODE_START_APPLICATION_CC BPNode_StartAppli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9];&quot;&quot;&quot; &quot;;&quot; &quot;;[.C19];&quot; &quot;;[.D19])" office:value-type="string" office:string-value="./generate_cmd &quot;Stop Application&quot;  BPNODE_STOP_APPLICATION_CC BPNode_StopApplicationCmd" calcext:value-type="string">
            <text:p>./generate_cmd "Stop Application" <text:s/>BPNODE_STOP_APPLICATION_CC BPNode_StopAppli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0];&quot;&quot;&quot; &quot;;&quot; &quot;;[.C20];&quot; &quot;;[.D20])" office:value-type="string" office:string-value="./generate_cmd &quot;Add Authorized Sources&quot;  BPNODE_ADD_AUTH_SOURCES_CC BPNode_AddAuthSourcesCmd" calcext:value-type="string">
            <text:p>./generate_cmd "Add Authorized Sources" <text:s/>BPNODE_ADD_AUTH_SOURCES_CC BPNode_AddAuthSource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1];&quot;&quot;&quot; &quot;;&quot; &quot;;[.C21];&quot; &quot;;[.D21])" office:value-type="string" office:string-value="./generate_cmd &quot;Remove Authorized Sources&quot;  BPNODE_REMOVE_AUTH_SOURCES_CC BPNode_RemoveAuthSourcesCmd" calcext:value-type="string">
            <text:p>./generate_cmd "Remove Authorized Sources" <text:s/>BPNODE_REMOVE_AUTH_SOURCES_CC BPNode_RemoveAuthSource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2];&quot;&quot;&quot; &quot;;&quot; &quot;;[.C22];&quot; &quot;;[.D22])" office:value-type="string" office:string-value="./generate_cmd &quot;Add Authorized Custody Sources&quot;  BPNODE_ADD_AUTH_CUSTODY_SOURCES_CC BPNode_AddAuthCustodySourcesCmd" calcext:value-type="string">
            <text:p>./generate_cmd "Add Authorized Custody Sources" <text:s/>BPNODE_ADD_AUTH_CUSTODY_SOURCES_CC BPNode_AddAuthCustodySource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3];&quot;&quot;&quot; &quot;;&quot; &quot;;[.C23];&quot; &quot;;[.D23])" office:value-type="string" office:string-value="./generate_cmd &quot;Remove Authorized Custody Sources&quot;  BPNODE_REMOVE_AUTH_CUSTODY_SOURCES_CC BPNode_RemoveAuthCustodySourcesCmd" calcext:value-type="string">
            <text:p>./generate_cmd "Remove Authorized Custody Sources" <text:s/>BPNODE_REMOVE_AUTH_CUSTODY_SOURCES_CC BPNode_RemoveAuthCustodySource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4];&quot;&quot;&quot; &quot;;&quot; &quot;;[.C24];&quot; &quot;;[.D24])" office:value-type="string" office:string-value="./generate_cmd &quot;Add Authorized Custodians&quot;  BPNODE_ADD_AUTH_CUSTODIANS_CC BPNode_AddAuthCustodiansCmd" calcext:value-type="string">
            <text:p>./generate_cmd "Add Authorized Custodians" <text:s/>BPNODE_ADD_AUTH_CUSTODIANS_CC BPNode_AddAuthCustodian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5];&quot;&quot;&quot; &quot;;&quot; &quot;;[.C25];&quot; &quot;;[.D25])" office:value-type="string" office:string-value="./generate_cmd &quot;Remove Authorized Custodians&quot;  BPNODE_REMOVE_AUTH_CUSTODIANS_CC BPNode_RemoveAuthCustodiansCmd" calcext:value-type="string">
            <text:p>./generate_cmd "Remove Authorized Custodians" <text:s/>BPNODE_REMOVE_AUTH_CUSTODIANS_CC BPNode_RemoveAuthCustodian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6];&quot;&quot;&quot; &quot;;&quot; &quot;;[.C26];&quot; &quot;;[.D26])" office:value-type="string" office:string-value="./generate_cmd &quot;Add Authorized Report-to EID&quot;  BPNODE_ADD_AUTH_REPORT_TO_EID_CC BPNode_AddAuthReportToEidCmd" calcext:value-type="string">
            <text:p>./generate_cmd "Add Authorized Report-to EID" <text:s/>BPNODE_ADD_AUTH_REPORT_TO_EID_CC BPNode_AddAuthReportToEid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7];&quot;&quot;&quot; &quot;;&quot; &quot;;[.C27];&quot; &quot;;[.D27])" office:value-type="string" office:string-value="./generate_cmd &quot;Remove Authorized Report-to EID&quot;  BPNODE_REMOVE_AUTH_REPORT_TO_EID_CC BPNode_RemoveAuthReportToEidCmd" calcext:value-type="string">
            <text:p>./generate_cmd "Remove Authorized Report-to EID" <text:s/>BPNODE_REMOVE_AUTH_REPORT_TO_EID_CC BPNode_RemoveAuthReportToEid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8];&quot;&quot;&quot; &quot;;&quot; &quot;;[.C28];&quot; &quot;;[.D28])" office:value-type="string" office:string-value="./generate_cmd &quot;Add Latency&quot;  BPNODE_ADD_LATENCY_CC BPNode_AddLatencyCmd" calcext:value-type="string">
            <text:p>./generate_cmd "Add Latency" <text:s/>BPNODE_ADD_LATENCY_CC BPNode_AddLatency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9];&quot;&quot;&quot; &quot;;&quot; &quot;;[.C29];&quot; &quot;;[.D29])" office:value-type="string" office:string-value="./generate_cmd &quot;Remove Latency&quot;  BPNODE_REMOVE_LATENCY_CC BPNode_RemoveLatencyCmd" calcext:value-type="string">
            <text:p>./generate_cmd "Remove Latency" <text:s/>BPNODE_REMOVE_LATENCY_CC BPNode_RemoveLatency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0];&quot;&quot;&quot; &quot;;&quot; &quot;;[.C30];&quot; &quot;;[.D30])" office:value-type="string" office:string-value="./generate_cmd &quot;Contact Setup&quot;  BPNODE_CONTACT_SETUP_CC BPNode_ContactSetupCmd" calcext:value-type="string">
            <text:p>./generate_cmd "Contact Setup" <text:s/>BPNODE_CONTACT_SETUP_CC BPNode_ContactSetup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1];&quot;&quot;&quot; &quot;;&quot; &quot;;[.C31];&quot; &quot;;[.D31])" office:value-type="string" office:string-value="./generate_cmd &quot;Contact Start&quot;  BPNODE_CONTACT_START_CC BPNode_ContactStartCmd" calcext:value-type="string">
            <text:p>./generate_cmd "Contact Start" <text:s/>BPNODE_CONTACT_START_CC BPNode_ContactStart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2];&quot;&quot;&quot; &quot;;&quot; &quot;;[.C32];&quot; &quot;;[.D32])" office:value-type="string" office:string-value="./generate_cmd &quot;Contact Stop&quot;  BPNODE_CONTACT_STOP_CC BPNode_ContactStopCmd" calcext:value-type="string">
            <text:p>./generate_cmd "Contact Stop" <text:s/>BPNODE_CONTACT_STOP_CC BPNode_ContactStop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3];&quot;&quot;&quot; &quot;;&quot; &quot;;[.C33];&quot; &quot;;[.D33])" office:value-type="string" office:string-value="./generate_cmd &quot;Contact Teardown&quot;  BPNODE_CONTACT_TEARDOWN_CC BPNode_ContactTeardownCmd" calcext:value-type="string">
            <text:p>./generate_cmd "Contact Teardown" <text:s/>BPNODE_CONTACT_TEARDOWN_CC BPNode_ContactTeardow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4];&quot;&quot;&quot; &quot;;&quot; &quot;;[.C34];&quot; &quot;;[.D34])" office:value-type="string" office:string-value="./generate_cmd &quot;Add MIB Array Key&quot;  BPNODE_ADD_MIB_ARRAY_KEY_CC BPNode_AddMibArrayKeyCmd" calcext:value-type="string">
            <text:p>./generate_cmd "Add MIB Array Key" <text:s/>BPNODE_ADD_MIB_ARRAY_KEY_CC BPNode_AddMibArrayKey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5];&quot;&quot;&quot; &quot;;&quot; &quot;;[.C35];&quot; &quot;;[.D35])" office:value-type="string" office:string-value="./generate_cmd &quot;Remove MIB Array Key&quot;  BPNODE_REMOVE_MIB_ARRAY_KEY_CC BPNode_RemoveMibArrayKeyCmd" calcext:value-type="string">
            <text:p>./generate_cmd "Remove MIB Array Key" <text:s/>BPNODE_REMOVE_MIB_ARRAY_KEY_CC BPNode_RemoveMibArrayKey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6];&quot;&quot;&quot; &quot;;&quot; &quot;;[.C36];&quot; &quot;;[.D36])" office:value-type="string" office:string-value="./generate_cmd &quot;Set MIB Item&quot;  BPNODE_SET_MIB_ITEM_CC BPNode_SetMibItemCmd" calcext:value-type="string">
            <text:p>./generate_cmd "Set MIB Item" <text:s/>BPNODE_SET_MIB_ITEM_CC BPNode_SetMibItem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7];&quot;&quot;&quot; &quot;;&quot; &quot;;[.C37];&quot; &quot;;[.D37])" office:value-type="string" office:string-value="./generate_cmd &quot;Add Storage Allocation&quot;  BPNODE_ADD_STORAGE_ALLOCATION_CC BPNode_AddStorageAllocationCmd" calcext:value-type="string">
            <text:p>./generate_cmd "Add Storage Allocation" <text:s/>BPNODE_ADD_STORAGE_ALLOCATION_CC BPNode_AddStorageAllo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8];&quot;&quot;&quot; &quot;;&quot; &quot;;[.C38];&quot; &quot;;[.D38])" office:value-type="string" office:string-value="./generate_cmd &quot;Remove Storage Allocation&quot;  BPNODE_REMOVE_STORAGE_ALLOCATION_CC BPNode_RemoveStorageAllocationCmd" calcext:value-type="string">
            <text:p>./generate_cmd "Remove Storage Allocation" <text:s/>BPNODE_REMOVE_STORAGE_ALLOCATION_CC BPNode_RemoveStorageAllo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9];&quot;&quot;&quot; &quot;;&quot; &quot;;[.C39];&quot; &quot;;[.D39])" office:value-type="string" office:string-value="./generate_cmd &quot;Perform Self Test (7.2)&quot;  BPNODE_PERFORM_SELF_TEST_CC BPNode_PerformSelfTestCmd" calcext:value-type="string">
            <text:p>./generate_cmd "Perform Self Test (7.2)" <text:s/>BPNODE_PERFORM_SELF_TEST_CC BPNode_PerformSelfTest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40];&quot;&quot;&quot; &quot;;&quot; &quot;;[.C40];&quot; &quot;;[.D40])" office:value-type="string" office:string-value="./generate_cmd &quot;Send Node MIB Config HK&quot;  BPNODE_SEND_NODE_MIB_CONFIG_HK_CC BPNode_SendNodeMibConfigHkCmd" calcext:value-type="string">
            <text:p>./generate_cmd "Send Node MIB Config HK" <text:s/>BPNODE_SEND_NODE_MIB_CONFIG_HK_CC BPNode_SendNodeMibConfigHk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41];&quot;&quot;&quot; &quot;;&quot; &quot;;[.C41];&quot; &quot;;[.D41])" office:value-type="string" office:string-value="./generate_cmd &quot;Send Per-Source MIB Config HK&quot;  BPNODE_SEND_SOURCE_MIB_CONFIG_HK_CC BPNode_SendSourceMibConfigHkCmd" calcext:value-type="string">
            <text:p>./generate_cmd "Send Per-Source MIB Config HK" <text:s/>BPNODE_SEND_SOURCE_MIB_CONFIG_HK_CC BPNode_SendSourceMibConfigHk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42];&quot;&quot;&quot; &quot;;&quot; &quot;;[.C42];&quot; &quot;;[.D42])" office:value-type="string" office:string-value="./generate_cmd &quot;Send Node MIB Counter HK&quot;  BPNODE_SEND_NODE_MIB_COUNTERS_HK_CC BPNode_SendNodeMibCountersHkCmd" calcext:value-type="string">
            <text:p>./generate_cmd "Send Node MIB Counter HK" <text:s/>BPNODE_SEND_NODE_MIB_COUNTERS_HK_CC BPNode_SendNodeMibCountersHk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43];&quot;&quot;&quot; &quot;;&quot; &quot;;[.C43];&quot; &quot;;[.D43])" office:value-type="string" office:string-value="./generate_cmd &quot;Send Per-Source MIB Counter HK&quot;  BPNODE_SEND_SOURCE_MIB_COUNTERS_HK_CC BPNode_SendSourceMibCountersHkCmd" calcext:value-type="string">
            <text:p>./generate_cmd "Send Per-Source MIB Counter HK" <text:s/>BPNODE_SEND_SOURCE_MIB_COUNTERS_HK_CC BPNode_SendSourceMibCountersHk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44];&quot;&quot;&quot; &quot;;&quot; &quot;;[.C44];&quot; &quot;;[.D44])" office:value-type="string" office:string-value="./generate_cmd &quot;Send Storage HK&quot;  BPNODE_SEND_STORAGE_HK BPNode_SendStorageHk" calcext:value-type="string">
            <text:p>./generate_cmd "Send Storage HK" <text:s/>BPNODE_SEND_STORAGE_HK BPNode_SendStorageHk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45];&quot;&quot;&quot; &quot;;&quot; &quot;;[.C45];&quot; &quot;;[.D45])" office:value-type="string" office:string-value="./generate_cmd &quot;Send Channel/Contact Status HK&quot;  BPNODE_SEND_CHANNEL_CONTACT_STAT_HK_CC BPNode_SendChannelContactStatHkCmd" calcext:value-type="string">
            <text:p>./generate_cmd "Send Channel/Contact Status HK" <text:s/>BPNODE_SEND_CHANNEL_CONTACT_STAT_HK_CC BPNode_SendChannelContactStatHkCmd</text:p>
          </table:table-cell>
          <table:table-cell table:number-columns-repeated="57"/>
        </table:table-row>
        <table:table-row table:style-name="ro1">
          <table:table-cell table:number-columns-repeated="58"/>
        </table:table-row>
        <table:table-row table:style-name="ro1">
          <table:table-cell table:style-name="ce6" office:value-type="string" calcext:value-type="string">
            <text:p>File typedefem - Generate data structure typedefs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];&quot;&quot;&quot; &quot;;&quot; &quot;;[.C1];&quot; &quot;;[.D1])" office:value-type="string" office:string-value="./generate_typedef &quot;Noop&quot;  BPNODE_NOOP_CC BPNode_NoopCmd" calcext:value-type="string">
            <text:p>./generate_typedef "Noop" <text:s/>BPNODE_NOOP_CC BPNode_Noop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];&quot;&quot;&quot; &quot;;&quot; &quot;;[.C2];&quot; &quot;;[.D2])" office:value-type="string" office:string-value="./generate_typedef &quot;Add All Applications&quot;  BPNODE_ADD_ALL_APPLICATIONS_CC BPNode_AddAllApplicationsCmd" calcext:value-type="string">
            <text:p>./generate_typedef "Add All Applications" <text:s/>BPNODE_ADD_ALL_APPLICATIONS_CC BPNode_AddAllApplication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];&quot;&quot;&quot; &quot;;&quot; &quot;;[.C3];&quot; &quot;;[.D3])" office:value-type="string" office:string-value="./generate_typedef &quot;Start All Applications&quot;  BPNODE_START_ALL_APPLICATIONS_CC BPNode_StartAllApplicationsCmd" calcext:value-type="string">
            <text:p>./generate_typedef "Start All Applications" <text:s/>BPNODE_START_ALL_APPLICATIONS_CC BPNode_StartAllApplication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4];&quot;&quot;&quot; &quot;;&quot; &quot;;[.C4];&quot; &quot;;[.D4])" office:value-type="string" office:string-value="./generate_typedef &quot;Verify Bundle Storage&quot;  BPNODE_VERIFY_BUNDLE_STORAGE_CC BPNode_VerifyBundleStorageCmd" calcext:value-type="string">
            <text:p>./generate_typedef "Verify Bundle Storage" <text:s/>BPNODE_VERIFY_BUNDLE_STORAGE_CC BPNode_VerifyBundleStorage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5];&quot;&quot;&quot; &quot;;&quot; &quot;;[.C5];&quot; &quot;;[.D5])" office:value-type="string" office:string-value="./generate_typedef &quot;Initialize Bundle Storage&quot;  BPNODE_INIT_BUNDLE_STORAGE_CC BPNode_InitBundleStorageCmd" calcext:value-type="string">
            <text:p>./generate_typedef "Initialize Bundle Storage" <text:s/>BPNODE_INIT_BUNDLE_STORAGE_CC BPNode_InitBundleStorage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6];&quot;&quot;&quot; &quot;;&quot; &quot;;[.C6];&quot; &quot;;[.D6])" office:value-type="string" office:string-value="./generate_typedef &quot;Verify Bundle Metadata (7.2)&quot;  BPNODE_VERIFY_BUNDLE_METADATA_CC BPNode_VerifyBundleMetadataCmd" calcext:value-type="string">
            <text:p>./generate_typedef "Verify Bundle Metadata (7.2)" <text:s/>BPNODE_VERIFY_BUNDLE_METADATA_CC BPNode_VerifyBundleMetadata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7];&quot;&quot;&quot; &quot;;&quot; &quot;;[.C7];&quot; &quot;;[.D7])" office:value-type="string" office:string-value="./generate_typedef &quot;Rebuild Bundle Metadata&quot;  BPNODE_REBUILD_BUNDLE_METADATA_CC BPNode_RebuildBundleMetadataCmd" calcext:value-type="string">
            <text:p>./generate_typedef "Rebuild Bundle Metadata" <text:s/>BPNODE_REBUILD_BUNDLE_METADATA_CC BPNode_RebuildBundleMetadata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8];&quot;&quot;&quot; &quot;;&quot; &quot;;[.C8];&quot; &quot;;[.D8])" office:value-type="string" office:string-value="./generate_typedef &quot;Clear Volatile&quot;  BPNODE_CLEAR_VOLATILE_CC BPNode_ClearVolatileCmd" calcext:value-type="string">
            <text:p>./generate_typedef "Clear Volatile" <text:s/>BPNODE_CLEAR_VOLATILE_CC BPNode_ClearVolatile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9];&quot;&quot;&quot; &quot;;&quot; &quot;;[.C9];&quot; &quot;;[.D9])" office:value-type="string" office:string-value="./generate_typedef &quot;Reload Saved Data (7.2)&quot;  BPNODE_RELOAD_SAVED_DATA_CC BPNode_ReloadSavedDataCmd" calcext:value-type="string">
            <text:p>./generate_typedef "Reload Saved Data (7.2)" <text:s/>BPNODE_RELOAD_SAVED_DATA_CC BPNode_ReloadSavedData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0];&quot;&quot;&quot; &quot;;&quot; &quot;;[.C10];&quot; &quot;;[.D10])" office:value-type="string" office:string-value="./generate_typedef &quot;Reset All Counters&quot;  BPNODE_RESET_ALL_COUNTERS_CC BPNode_ResetAllCountersCmd" calcext:value-type="string">
            <text:p>./generate_typedef "Reset All Counters" <text:s/>BPNODE_RESET_ALL_COUNTERS_CC BPNode_ResetAllCounter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1];&quot;&quot;&quot; &quot;;&quot; &quot;;[.C11];&quot; &quot;;[.D11])" office:value-type="string" office:string-value="./generate_typedef &quot;Reset Counter&quot;  BPNODE_RESET_COUNTER_CC BPNode_ResetCounterCmd" calcext:value-type="string">
            <text:p>./generate_typedef "Reset Counter" <text:s/>BPNODE_RESET_COUNTER_CC BPNode_ResetCounter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2];&quot;&quot;&quot; &quot;;&quot; &quot;;[.C12];&quot; &quot;;[.D12])" office:value-type="string" office:string-value="./generate_typedef &quot;Reset Source Counters&quot;  BPNODE_RESET_SOURCE_COUNTERS_CC BPNode_ResetSourceCountersCmd" calcext:value-type="string">
            <text:p>./generate_typedef "Reset Source Counters" <text:s/>BPNODE_RESET_SOURCE_COUNTERS_CC BPNode_ResetSourceCounter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3];&quot;&quot;&quot; &quot;;&quot; &quot;;[.C13];&quot; &quot;;[.D13])" office:value-type="string" office:string-value="./generate_typedef &quot;Reset Bundle Counters&quot;  BPNODE_RESET_BUNDLE_COUNTERS_CC BPNode_ResetBundleCountersCmd" calcext:value-type="string">
            <text:p>./generate_typedef "Reset Bundle Counters" <text:s/>BPNODE_RESET_BUNDLE_COUNTERS_CC BPNode_ResetBundleCounter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4];&quot;&quot;&quot; &quot;;&quot; &quot;;[.C14];&quot; &quot;;[.D14])" office:value-type="string" office:string-value="./generate_typedef &quot;Reset Error Counters&quot;  BPNODE_RESET_ERROR_COUNTERS_CC BPNode_ResetErrorCountersCmd" calcext:value-type="string">
            <text:p>./generate_typedef "Reset Error Counters" <text:s/>BPNODE_RESET_ERROR_COUNTERS_CC BPNode_ResetErrorCounter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5];&quot;&quot;&quot; &quot;;&quot; &quot;;[.C15];&quot; &quot;;[.D15])" office:value-type="string" office:string-value="./generate_typedef &quot;Add Application&quot;  BPNODE_ADD_APPLICATION_CC BPNode_AddApplicationCmd" calcext:value-type="string">
            <text:p>./generate_typedef "Add Application" <text:s/>BPNODE_ADD_APPLICATION_CC BPNode_AddApplication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6];&quot;&quot;&quot; &quot;;&quot; &quot;;[.C16];&quot; &quot;;[.D16])" office:value-type="string" office:string-value="./generate_typedef &quot;Remove Application&quot;  BPNODE_REMOVE_APPLICATION_CC BPNode_RemoveApplicationCmd" calcext:value-type="string">
            <text:p>./generate_typedef "Remove Application" <text:s/>BPNODE_REMOVE_APPLICATION_CC BPNode_RemoveApplication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7];&quot;&quot;&quot; &quot;;&quot; &quot;;[.C17];&quot; &quot;;[.D17])" office:value-type="string" office:string-value="./generate_typedef &quot;Set Registration State&quot;  BPNODE_SET_REGISTRATION_STATE_CC BPNode_SetRegistrationStateCmd" calcext:value-type="string">
            <text:p>./generate_typedef "Set Registration State" <text:s/>BPNODE_SET_REGISTRATION_STATE_CC BPNode_SetRegistrationState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8];&quot;&quot;&quot; &quot;;&quot; &quot;;[.C18];&quot; &quot;;[.D18])" office:value-type="string" office:string-value="./generate_typedef &quot;Start Application&quot;  BPNODE_START_APPLICATION_CC BPNode_StartApplicationCmd" calcext:value-type="string">
            <text:p>./generate_typedef "Start Application" <text:s/>BPNODE_START_APPLICATION_CC BPNode_StartApplication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9];&quot;&quot;&quot; &quot;;&quot; &quot;;[.C19];&quot; &quot;;[.D19])" office:value-type="string" office:string-value="./generate_typedef &quot;Stop Application&quot;  BPNODE_STOP_APPLICATION_CC BPNode_StopApplicationCmd" calcext:value-type="string">
            <text:p>./generate_typedef "Stop Application" <text:s/>BPNODE_STOP_APPLICATION_CC BPNode_StopApplication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0];&quot;&quot;&quot; &quot;;&quot; &quot;;[.C20];&quot; &quot;;[.D20])" office:value-type="string" office:string-value="./generate_typedef &quot;Add Authorized Sources&quot;  BPNODE_ADD_AUTH_SOURCES_CC BPNode_AddAuthSourcesCmd" calcext:value-type="string">
            <text:p>./generate_typedef "Add Authorized Sources" <text:s/>BPNODE_ADD_AUTH_SOURCES_CC BPNode_AddAuthSource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1];&quot;&quot;&quot; &quot;;&quot; &quot;;[.C21];&quot; &quot;;[.D21])" office:value-type="string" office:string-value="./generate_typedef &quot;Remove Authorized Sources&quot;  BPNODE_REMOVE_AUTH_SOURCES_CC BPNode_RemoveAuthSourcesCmd" calcext:value-type="string">
            <text:p>./generate_typedef "Remove Authorized Sources" <text:s/>BPNODE_REMOVE_AUTH_SOURCES_CC BPNode_RemoveAuthSource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2];&quot;&quot;&quot; &quot;;&quot; &quot;;[.C22];&quot; &quot;;[.D22])" office:value-type="string" office:string-value="./generate_typedef &quot;Add Authorized Custody Sources&quot;  BPNODE_ADD_AUTH_CUSTODY_SOURCES_CC BPNode_AddAuthCustodySourcesCmd" calcext:value-type="string">
            <text:p>./generate_typedef "Add Authorized Custody Sources" <text:s/>BPNODE_ADD_AUTH_CUSTODY_SOURCES_CC BPNode_AddAuthCustodySource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3];&quot;&quot;&quot; &quot;;&quot; &quot;;[.C23];&quot; &quot;;[.D23])" office:value-type="string" office:string-value="./generate_typedef &quot;Remove Authorized Custody Sources&quot;  BPNODE_REMOVE_AUTH_CUSTODY_SOURCES_CC BPNode_RemoveAuthCustodySourcesCmd" calcext:value-type="string">
            <text:p>./generate_typedef "Remove Authorized Custody Sources" <text:s/>BPNODE_REMOVE_AUTH_CUSTODY_SOURCES_CC BPNode_RemoveAuthCustodySource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4];&quot;&quot;&quot; &quot;;&quot; &quot;;[.C24];&quot; &quot;;[.D24])" office:value-type="string" office:string-value="./generate_typedef &quot;Add Authorized Custodians&quot;  BPNODE_ADD_AUTH_CUSTODIANS_CC BPNode_AddAuthCustodiansCmd" calcext:value-type="string">
            <text:p>./generate_typedef "Add Authorized Custodians" <text:s/>BPNODE_ADD_AUTH_CUSTODIANS_CC BPNode_AddAuthCustodian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5];&quot;&quot;&quot; &quot;;&quot; &quot;;[.C25];&quot; &quot;;[.D25])" office:value-type="string" office:string-value="./generate_typedef &quot;Remove Authorized Custodians&quot;  BPNODE_REMOVE_AUTH_CUSTODIANS_CC BPNode_RemoveAuthCustodiansCmd" calcext:value-type="string">
            <text:p>./generate_typedef "Remove Authorized Custodians" <text:s/>BPNODE_REMOVE_AUTH_CUSTODIANS_CC BPNode_RemoveAuthCustodian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6];&quot;&quot;&quot; &quot;;&quot; &quot;;[.C26];&quot; &quot;;[.D26])" office:value-type="string" office:string-value="./generate_typedef &quot;Add Authorized Report-to EID&quot;  BPNODE_ADD_AUTH_REPORT_TO_EID_CC BPNode_AddAuthReportToEidCmd" calcext:value-type="string">
            <text:p>./generate_typedef "Add Authorized Report-to EID" <text:s/>BPNODE_ADD_AUTH_REPORT_TO_EID_CC BPNode_AddAuthReportToEid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7];&quot;&quot;&quot; &quot;;&quot; &quot;;[.C27];&quot; &quot;;[.D27])" office:value-type="string" office:string-value="./generate_typedef &quot;Remove Authorized Report-to EID&quot;  BPNODE_REMOVE_AUTH_REPORT_TO_EID_CC BPNode_RemoveAuthReportToEidCmd" calcext:value-type="string">
            <text:p>./generate_typedef "Remove Authorized Report-to EID" <text:s/>BPNODE_REMOVE_AUTH_REPORT_TO_EID_CC BPNode_RemoveAuthReportToEid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8];&quot;&quot;&quot; &quot;;&quot; &quot;;[.C28];&quot; &quot;;[.D28])" office:value-type="string" office:string-value="./generate_typedef &quot;Add Latency&quot;  BPNODE_ADD_LATENCY_CC BPNode_AddLatencyCmd" calcext:value-type="string">
            <text:p>./generate_typedef "Add Latency" <text:s/>BPNODE_ADD_LATENCY_CC BPNode_AddLatency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9];&quot;&quot;&quot; &quot;;&quot; &quot;;[.C29];&quot; &quot;;[.D29])" office:value-type="string" office:string-value="./generate_typedef &quot;Remove Latency&quot;  BPNODE_REMOVE_LATENCY_CC BPNode_RemoveLatencyCmd" calcext:value-type="string">
            <text:p>./generate_typedef "Remove Latency" <text:s/>BPNODE_REMOVE_LATENCY_CC BPNode_RemoveLatency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0];&quot;&quot;&quot; &quot;;&quot; &quot;;[.C30];&quot; &quot;;[.D30])" office:value-type="string" office:string-value="./generate_typedef &quot;Contact Setup&quot;  BPNODE_CONTACT_SETUP_CC BPNode_ContactSetupCmd" calcext:value-type="string">
            <text:p>./generate_typedef "Contact Setup" <text:s/>BPNODE_CONTACT_SETUP_CC BPNode_ContactSetup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1];&quot;&quot;&quot; &quot;;&quot; &quot;;[.C31];&quot; &quot;;[.D31])" office:value-type="string" office:string-value="./generate_typedef &quot;Contact Start&quot;  BPNODE_CONTACT_START_CC BPNode_ContactStartCmd" calcext:value-type="string">
            <text:p>./generate_typedef "Contact Start" <text:s/>BPNODE_CONTACT_START_CC BPNode_ContactStart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2];&quot;&quot;&quot; &quot;;&quot; &quot;;[.C32];&quot; &quot;;[.D32])" office:value-type="string" office:string-value="./generate_typedef &quot;Contact Stop&quot;  BPNODE_CONTACT_STOP_CC BPNode_ContactStopCmd" calcext:value-type="string">
            <text:p>./generate_typedef "Contact Stop" <text:s/>BPNODE_CONTACT_STOP_CC BPNode_ContactStop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3];&quot;&quot;&quot; &quot;;&quot; &quot;;[.C33];&quot; &quot;;[.D33])" office:value-type="string" office:string-value="./generate_typedef &quot;Contact Teardown&quot;  BPNODE_CONTACT_TEARDOWN_CC BPNode_ContactTeardownCmd" calcext:value-type="string">
            <text:p>./generate_typedef "Contact Teardown" <text:s/>BPNODE_CONTACT_TEARDOWN_CC BPNode_ContactTeardown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4];&quot;&quot;&quot; &quot;;&quot; &quot;;[.C34];&quot; &quot;;[.D34])" office:value-type="string" office:string-value="./generate_typedef &quot;Add MIB Array Key&quot;  BPNODE_ADD_MIB_ARRAY_KEY_CC BPNode_AddMibArrayKeyCmd" calcext:value-type="string">
            <text:p>./generate_typedef "Add MIB Array Key" <text:s/>BPNODE_ADD_MIB_ARRAY_KEY_CC BPNode_AddMibArrayKey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5];&quot;&quot;&quot; &quot;;&quot; &quot;;[.C35];&quot; &quot;;[.D35])" office:value-type="string" office:string-value="./generate_typedef &quot;Remove MIB Array Key&quot;  BPNODE_REMOVE_MIB_ARRAY_KEY_CC BPNode_RemoveMibArrayKeyCmd" calcext:value-type="string">
            <text:p>./generate_typedef "Remove MIB Array Key" <text:s/>BPNODE_REMOVE_MIB_ARRAY_KEY_CC BPNode_RemoveMibArrayKey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6];&quot;&quot;&quot; &quot;;&quot; &quot;;[.C36];&quot; &quot;;[.D36])" office:value-type="string" office:string-value="./generate_typedef &quot;Set MIB Item&quot;  BPNODE_SET_MIB_ITEM_CC BPNode_SetMibItemCmd" calcext:value-type="string">
            <text:p>./generate_typedef "Set MIB Item" <text:s/>BPNODE_SET_MIB_ITEM_CC BPNode_SetMibItem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7];&quot;&quot;&quot; &quot;;&quot; &quot;;[.C37];&quot; &quot;;[.D37])" office:value-type="string" office:string-value="./generate_typedef &quot;Add Storage Allocation&quot;  BPNODE_ADD_STORAGE_ALLOCATION_CC BPNode_AddStorageAllocationCmd" calcext:value-type="string">
            <text:p>./generate_typedef "Add Storage Allocation" <text:s/>BPNODE_ADD_STORAGE_ALLOCATION_CC BPNode_AddStorageAllocation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8];&quot;&quot;&quot; &quot;;&quot; &quot;;[.C38];&quot; &quot;;[.D38])" office:value-type="string" office:string-value="./generate_typedef &quot;Remove Storage Allocation&quot;  BPNODE_REMOVE_STORAGE_ALLOCATION_CC BPNode_RemoveStorageAllocationCmd" calcext:value-type="string">
            <text:p>./generate_typedef "Remove Storage Allocation" <text:s/>BPNODE_REMOVE_STORAGE_ALLOCATION_CC BPNode_RemoveStorageAllocation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9];&quot;&quot;&quot; &quot;;&quot; &quot;;[.C39];&quot; &quot;;[.D39])" office:value-type="string" office:string-value="./generate_typedef &quot;Perform Self Test (7.2)&quot;  BPNODE_PERFORM_SELF_TEST_CC BPNode_PerformSelfTestCmd" calcext:value-type="string">
            <text:p>./generate_typedef "Perform Self Test (7.2)" <text:s/>BPNODE_PERFORM_SELF_TEST_CC BPNode_PerformSelfTest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40];&quot;&quot;&quot; &quot;;&quot; &quot;;[.C40];&quot; &quot;;[.D40])" office:value-type="string" office:string-value="./generate_typedef &quot;Send Node MIB Config HK&quot;  BPNODE_SEND_NODE_MIB_CONFIG_HK_CC BPNode_SendNodeMibConfigHkCmd" calcext:value-type="string">
            <text:p>./generate_typedef "Send Node MIB Config HK" <text:s/>BPNODE_SEND_NODE_MIB_CONFIG_HK_CC BPNode_SendNodeMibConfigHk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41];&quot;&quot;&quot; &quot;;&quot; &quot;;[.C41];&quot; &quot;;[.D41])" office:value-type="string" office:string-value="./generate_typedef &quot;Send Per-Source MIB Config HK&quot;  BPNODE_SEND_SOURCE_MIB_CONFIG_HK_CC BPNode_SendSourceMibConfigHkCmd" calcext:value-type="string">
            <text:p>./generate_typedef "Send Per-Source MIB Config HK" <text:s/>BPNODE_SEND_SOURCE_MIB_CONFIG_HK_CC BPNode_SendSourceMibConfigHk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42];&quot;&quot;&quot; &quot;;&quot; &quot;;[.C42];&quot; &quot;;[.D42])" office:value-type="string" office:string-value="./generate_typedef &quot;Send Node MIB Counter HK&quot;  BPNODE_SEND_NODE_MIB_COUNTERS_HK_CC BPNode_SendNodeMibCountersHkCmd" calcext:value-type="string">
            <text:p>./generate_typedef "Send Node MIB Counter HK" <text:s/>BPNODE_SEND_NODE_MIB_COUNTERS_HK_CC BPNode_SendNodeMibCountersHk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43];&quot;&quot;&quot; &quot;;&quot; &quot;;[.C43];&quot; &quot;;[.D43])" office:value-type="string" office:string-value="./generate_typedef &quot;Send Per-Source MIB Counter HK&quot;  BPNODE_SEND_SOURCE_MIB_COUNTERS_HK_CC BPNode_SendSourceMibCountersHkCmd" calcext:value-type="string">
            <text:p>./generate_typedef "Send Per-Source MIB Counter HK" <text:s/>BPNODE_SEND_SOURCE_MIB_COUNTERS_HK_CC BPNode_SendSourceMibCountersHk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44];&quot;&quot;&quot; &quot;;&quot; &quot;;[.C44];&quot; &quot;;[.D44])" office:value-type="string" office:string-value="./generate_typedef &quot;Send Storage HK&quot;  BPNODE_SEND_STORAGE_HK BPNode_SendStorageHk" calcext:value-type="string">
            <text:p>./generate_typedef "Send Storage HK" <text:s/>BPNODE_SEND_STORAGE_HK BPNode_SendStorageHk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45];&quot;&quot;&quot; &quot;;&quot; &quot;;[.C45];&quot; &quot;;[.D45])" office:value-type="string" office:string-value="./generate_typedef &quot;Send Channel/Contact Status HK&quot;  BPNODE_SEND_CHANNEL_CONTACT_STAT_HK_CC BPNode_SendChannelContactStatHkCmd" calcext:value-type="string">
            <text:p>./generate_typedef "Send Channel/Contact Status HK" <text:s/>BPNODE_SEND_CHANNEL_CONTACT_STAT_HK_CC BPNode_SendChannelContactStatHkCmd</text:p>
          </table:table-cell>
          <table:table-cell table:number-columns-repeated="57"/>
        </table:table-row>
        <table:table-row table:style-name="ro1">
          <table:table-cell table:number-columns-repeated="58"/>
        </table:table-row>
        <table:table-row table:style-name="ro1">
          <table:table-cell table:style-name="ce6" office:value-type="string" calcext:value-type="string">
            <text:p>File declarem - Generate function declarations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];&quot;&quot;&quot; &quot;;&quot; &quot;&quot;&quot;;[.B1];&quot;&quot;&quot; &quot;;[.C1];&quot; &quot;;[.D1])" office:value-type="string" office:string-value="./generate_declaration &quot;Noop&quot;  &quot;This function processes a noop command.&quot; BPNODE_NOOP_CC BPNode_NoopCmd" calcext:value-type="string">
            <text:p>./generate_declaration "Noop" <text:s/>"This function processes a noop command." BPNODE_NOOP_CC BPNode_Noop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];&quot;&quot;&quot; &quot;;&quot; &quot;&quot;&quot;;[.B2];&quot;&quot;&quot; &quot;;[.C2];&quot; &quot;;[.D2])" office:value-type="string" office:string-value="./generate_declaration &quot;Add All Applications&quot;  &quot;This function adds all defined applications.&quot; BPNODE_ADD_ALL_APPLICATIONS_CC BPNode_AddAllApplicationsCmd" calcext:value-type="string">
            <text:p>./generate_declaration "Add All Applications" <text:s/>"This function adds all defined applications." BPNODE_ADD_ALL_APPLICATIONS_CC BPNode_AddAllApplication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];&quot;&quot;&quot; &quot;;&quot; &quot;&quot;&quot;;[.B3];&quot;&quot;&quot; &quot;;[.C3];&quot; &quot;;[.D3])" office:value-type="string" office:string-value="./generate_declaration &quot;Start All Applications&quot;  &quot;This function starts all applications&quot; BPNODE_START_ALL_APPLICATIONS_CC BPNode_StartAllApplicationsCmd" calcext:value-type="string">
            <text:p>./generate_declaration "Start All Applications" <text:s/>"This function starts all applications" BPNODE_START_ALL_APPLICATIONS_CC BPNode_StartAllApplication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4];&quot;&quot;&quot; &quot;;&quot; &quot;&quot;&quot;;[.B4];&quot;&quot;&quot; &quot;;[.C4];&quot; &quot;;[.D4])" office:value-type="string" office:string-value="./generate_declaration &quot;Verify Bundle Storage&quot;  &quot;This function verifies bundle storage.&quot; BPNODE_VERIFY_BUNDLE_STORAGE_CC BPNode_VerifyBundleStorageCmd" calcext:value-type="string">
            <text:p>./generate_declaration "Verify Bundle Storage" <text:s/>"This function verifies bundle storage." BPNODE_VERIFY_BUNDLE_STORAGE_CC BPNode_VerifyBundleStorage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5];&quot;&quot;&quot; &quot;;&quot; &quot;&quot;&quot;;[.B5];&quot;&quot;&quot; &quot;;[.C5];&quot; &quot;;[.D5])" office:value-type="string" office:string-value="./generate_declaration &quot;Initialize Bundle Storage&quot;  &quot;This function initializes bundle storage.&quot; BPNODE_INIT_BUNDLE_STORAGE_CC BPNode_InitBundleStorageCmd" calcext:value-type="string">
            <text:p>./generate_declaration "Initialize Bundle Storage" <text:s/>"This function initializes bundle storage." BPNODE_INIT_BUNDLE_STORAGE_CC BPNode_InitBundleStorage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6];&quot;&quot;&quot; &quot;;&quot; &quot;&quot;&quot;;[.B6];&quot;&quot;&quot; &quot;;[.C6];&quot; &quot;;[.D6])" office:value-type="string" office:string-value="./generate_declaration &quot;Verify Bundle Metadata (7.2)&quot;  &quot;This function verifies stored bundle metadata.&quot; BPNODE_VERIFY_BUNDLE_METADATA_CC BPNode_VerifyBundleMetadataCmd" calcext:value-type="string">
            <text:p>./generate_declaration "Verify Bundle Metadata (7.2)" <text:s/>"This function verifies stored bundle metadata." BPNODE_VERIFY_BUNDLE_METADATA_CC BPNode_VerifyBundleMetadata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7];&quot;&quot;&quot; &quot;;&quot; &quot;&quot;&quot;;[.B7];&quot;&quot;&quot; &quot;;[.C7];&quot; &quot;;[.D7])" office:value-type="string" office:string-value="./generate_declaration &quot;Rebuild Bundle Metadata&quot;  &quot;This function rebuilds the cache from stored bundle metadata.&quot; BPNODE_REBUILD_BUNDLE_METADATA_CC BPNode_RebuildBundleMetadataCmd" calcext:value-type="string">
            <text:p>./generate_declaration "Rebuild Bundle Metadata" <text:s/>"This function rebuilds the cache from stored bundle metadata." BPNODE_REBUILD_BUNDLE_METADATA_CC BPNode_RebuildBundleMetadata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8];&quot;&quot;&quot; &quot;;&quot; &quot;&quot;&quot;;[.B8];&quot;&quot;&quot; &quot;;[.C8];&quot; &quot;;[.D8])" office:value-type="string" office:string-value="./generate_declaration &quot;Clear Volatile&quot;  &quot;This function clears the cache.&quot; BPNODE_CLEAR_VOLATILE_CC BPNode_ClearVolatileCmd" calcext:value-type="string">
            <text:p>./generate_declaration "Clear Volatile" <text:s/>"This function clears the cache." BPNODE_CLEAR_VOLATILE_CC BPNode_ClearVolatile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9];&quot;&quot;&quot; &quot;;&quot; &quot;&quot;&quot;;[.B9];&quot;&quot;&quot; &quot;;[.C9];&quot; &quot;;[.D9])" office:value-type="string" office:string-value="./generate_declaration &quot;Reload Saved Data (7.2)&quot;  &quot;This function reloads data saved by modules.&quot; BPNODE_RELOAD_SAVED_DATA_CC BPNode_ReloadSavedDataCmd" calcext:value-type="string">
            <text:p>./generate_declaration "Reload Saved Data (7.2)" <text:s/>"This function reloads data saved by modules." BPNODE_RELOAD_SAVED_DATA_CC BPNode_ReloadSavedData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0];&quot;&quot;&quot; &quot;;&quot; &quot;&quot;&quot;;[.B10];&quot;&quot;&quot; &quot;;[.C10];&quot; &quot;;[.D10])" office:value-type="string" office:string-value="./generate_declaration &quot;Reset All Counters&quot;  &quot;This function resets all node counters.&quot; BPNODE_RESET_ALL_COUNTERS_CC BPNode_ResetAllCountersCmd" calcext:value-type="string">
            <text:p>./generate_declaration "Reset All Counters" <text:s/>"This function resets all node counters." BPNODE_RESET_ALL_COUNTERS_CC BPNode_ResetAllCounter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1];&quot;&quot;&quot; &quot;;&quot; &quot;&quot;&quot;;[.B11];&quot;&quot;&quot; &quot;;[.C11];&quot; &quot;;[.D11])" office:value-type="string" office:string-value="./generate_declaration &quot;Reset Counter&quot;  &quot;This function resets an individual counter.&quot; BPNODE_RESET_COUNTER_CC BPNode_ResetCounterCmd" calcext:value-type="string">
            <text:p>./generate_declaration "Reset Counter" <text:s/>"This function resets an individual counter." BPNODE_RESET_COUNTER_CC BPNode_ResetCounter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2];&quot;&quot;&quot; &quot;;&quot; &quot;&quot;&quot;;[.B12];&quot;&quot;&quot; &quot;;[.C12];&quot; &quot;;[.D12])" office:value-type="string" office:string-value="./generate_declaration &quot;Reset Source Counters&quot;  &quot;This function resets all counters indexed by Source EID.&quot; BPNODE_RESET_SOURCE_COUNTERS_CC BPNode_ResetSourceCountersCmd" calcext:value-type="string">
            <text:p>./generate_declaration "Reset Source Counters" <text:s/>"This function resets all counters indexed by Source EID." BPNODE_RESET_SOURCE_COUNTERS_CC BPNode_ResetSourceCounter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3];&quot;&quot;&quot; &quot;;&quot; &quot;&quot;&quot;;[.B13];&quot;&quot;&quot; &quot;;[.C13];&quot; &quot;;[.D13])" office:value-type="string" office:string-value="./generate_declaration &quot;Reset Bundle Counters&quot;  &quot;This function resets all bundle counters.&quot; BPNODE_RESET_BUNDLE_COUNTERS_CC BPNode_ResetBundleCountersCmd" calcext:value-type="string">
            <text:p>./generate_declaration "Reset Bundle Counters" <text:s/>"This function resets all bundle counters." BPNODE_RESET_BUNDLE_COUNTERS_CC BPNode_ResetBundleCounter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4];&quot;&quot;&quot; &quot;;&quot; &quot;&quot;&quot;;[.B14];&quot;&quot;&quot; &quot;;[.C14];&quot; &quot;;[.D14])" office:value-type="string" office:string-value="./generate_declaration &quot;Reset Error Counters&quot;  &quot;This function resets all error counters.&quot; BPNODE_RESET_ERROR_COUNTERS_CC BPNode_ResetErrorCountersCmd" calcext:value-type="string">
            <text:p>./generate_declaration "Reset Error Counters" <text:s/>"This function resets all error counters." BPNODE_RESET_ERROR_COUNTERS_CC BPNode_ResetErrorCounter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5];&quot;&quot;&quot; &quot;;&quot; &quot;&quot;&quot;;[.B15];&quot;&quot;&quot; &quot;;[.C15];&quot; &quot;;[.D15])" office:value-type="string" office:string-value="./generate_declaration &quot;Add Application&quot;  &quot;This function adds an application.&quot; BPNODE_ADD_APPLICATION_CC BPNode_AddApplicationCmd" calcext:value-type="string">
            <text:p>./generate_declaration "Add Application" <text:s/>"This function adds an application." BPNODE_ADD_APPLICATION_CC BPNode_AddApplication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6];&quot;&quot;&quot; &quot;;&quot; &quot;&quot;&quot;;[.B16];&quot;&quot;&quot; &quot;;[.C16];&quot; &quot;;[.D16])" office:value-type="string" office:string-value="./generate_declaration &quot;Remove Application&quot;  &quot;This function removes an application.&quot; BPNODE_REMOVE_APPLICATION_CC BPNode_RemoveApplicationCmd" calcext:value-type="string">
            <text:p>./generate_declaration "Remove Application" <text:s/>"This function removes an application." BPNODE_REMOVE_APPLICATION_CC BPNode_RemoveApplication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7];&quot;&quot;&quot; &quot;;&quot; &quot;&quot;&quot;;[.B17];&quot;&quot;&quot; &quot;;[.C17];&quot; &quot;;[.D17])" office:value-type="string" office:string-value="./generate_declaration &quot;Set Registration State&quot;  &quot;This function sets an application's registration state.&quot; BPNODE_SET_REGISTRATION_STATE_CC BPNode_SetRegistrationStateCmd" calcext:value-type="string">
            <text:p>./generate_declaration "Set Registration State" <text:s/>"This function sets an application's registration state." BPNODE_SET_REGISTRATION_STATE_CC BPNode_SetRegistrationState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8];&quot;&quot;&quot; &quot;;&quot; &quot;&quot;&quot;;[.B18];&quot;&quot;&quot; &quot;;[.C18];&quot; &quot;;[.D18])" office:value-type="string" office:string-value="./generate_declaration &quot;Start Application&quot;  &quot;This function starts an application.&quot; BPNODE_START_APPLICATION_CC BPNode_StartApplicationCmd" calcext:value-type="string">
            <text:p>./generate_declaration "Start Application" <text:s/>"This function starts an application." BPNODE_START_APPLICATION_CC BPNode_StartApplication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9];&quot;&quot;&quot; &quot;;&quot; &quot;&quot;&quot;;[.B19];&quot;&quot;&quot; &quot;;[.C19];&quot; &quot;;[.D19])" office:value-type="string" office:string-value="./generate_declaration &quot;Stop Application&quot;  &quot;This function stops an application.&quot; BPNODE_STOP_APPLICATION_CC BPNode_StopApplicationCmd" calcext:value-type="string">
            <text:p>./generate_declaration "Stop Application" <text:s/>"This function stops an application." BPNODE_STOP_APPLICATION_CC BPNode_StopApplication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0];&quot;&quot;&quot; &quot;;&quot; &quot;&quot;&quot;;[.B20];&quot;&quot;&quot; &quot;;[.C20];&quot; &quot;;[.D20])" office:value-type="string" office:string-value="./generate_declaration &quot;Add Authorized Sources&quot;  &quot;This function adds one or more authorized Source EIDs.&quot; BPNODE_ADD_AUTH_SOURCES_CC BPNode_AddAuthSourcesCmd" calcext:value-type="string">
            <text:p>./generate_declaration "Add Authorized Sources" <text:s/>"This function adds one or more authorized Source EIDs." BPNODE_ADD_AUTH_SOURCES_CC BPNode_AddAuthSource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1];&quot;&quot;&quot; &quot;;&quot; &quot;&quot;&quot;;[.B21];&quot;&quot;&quot; &quot;;[.C21];&quot; &quot;;[.D21])" office:value-type="string" office:string-value="./generate_declaration &quot;Remove Authorized Sources&quot;  &quot;This function removes one or more authorized Source EIDs.&quot; BPNODE_REMOVE_AUTH_SOURCES_CC BPNode_RemoveAuthSourcesCmd" calcext:value-type="string">
            <text:p>./generate_declaration "Remove Authorized Sources" <text:s/>"This function removes one or more authorized Source EIDs." BPNODE_REMOVE_AUTH_SOURCES_CC BPNode_RemoveAuthSource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2];&quot;&quot;&quot; &quot;;&quot; &quot;&quot;&quot;;[.B22];&quot;&quot;&quot; &quot;;[.C22];&quot; &quot;;[.D22])" office:value-type="string" office:string-value="./generate_declaration &quot;Add Authorized Custody Sources&quot;  &quot;This function adds one or more authorized custody Source EIDs.&quot; BPNODE_ADD_AUTH_CUSTODY_SOURCES_CC BPNode_AddAuthCustodySourcesCmd" calcext:value-type="string">
            <text:p>./generate_declaration "Add Authorized Custody Sources" <text:s/>"This function adds one or more authorized custody Source EIDs." BPNODE_ADD_AUTH_CUSTODY_SOURCES_CC BPNode_AddAuthCustodySource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3];&quot;&quot;&quot; &quot;;&quot; &quot;&quot;&quot;;[.B23];&quot;&quot;&quot; &quot;;[.C23];&quot; &quot;;[.D23])" office:value-type="string" office:string-value="./generate_declaration &quot;Remove Authorized Custody Sources&quot;  &quot;This function removes one or more authorized custody Source EIDs.&quot; BPNODE_REMOVE_AUTH_CUSTODY_SOURCES_CC BPNode_RemoveAuthCustodySourcesCmd" calcext:value-type="string">
            <text:p>./generate_declaration "Remove Authorized Custody Sources" <text:s/>"This function removes one or more authorized custody Source EIDs." BPNODE_REMOVE_AUTH_CUSTODY_SOURCES_CC BPNode_RemoveAuthCustodySource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4];&quot;&quot;&quot; &quot;;&quot; &quot;&quot;&quot;;[.B24];&quot;&quot;&quot; &quot;;[.C24];&quot; &quot;;[.D24])" office:value-type="string" office:string-value="./generate_declaration &quot;Add Authorized Custodians&quot;  &quot;This function adds one or more authorized custodian EIDs.&quot; BPNODE_ADD_AUTH_CUSTODIANS_CC BPNode_AddAuthCustodiansCmd" calcext:value-type="string">
            <text:p>./generate_declaration "Add Authorized Custodians" <text:s/>"This function adds one or more authorized custodian EIDs." BPNODE_ADD_AUTH_CUSTODIANS_CC BPNode_AddAuthCustodian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5];&quot;&quot;&quot; &quot;;&quot; &quot;&quot;&quot;;[.B25];&quot;&quot;&quot; &quot;;[.C25];&quot; &quot;;[.D25])" office:value-type="string" office:string-value="./generate_declaration &quot;Remove Authorized Custodians&quot;  &quot;This function removes one or more auhorized custodian EIDs.&quot; BPNODE_REMOVE_AUTH_CUSTODIANS_CC BPNode_RemoveAuthCustodiansCmd" calcext:value-type="string">
            <text:p>./generate_declaration "Remove Authorized Custodians" <text:s/>"This function removes one or more auhorized custodian EIDs." BPNODE_REMOVE_AUTH_CUSTODIANS_CC BPNode_RemoveAuthCustodian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6];&quot;&quot;&quot; &quot;;&quot; &quot;&quot;&quot;;[.B26];&quot;&quot;&quot; &quot;;[.C26];&quot; &quot;;[.D26])" office:value-type="string" office:string-value="./generate_declaration &quot;Add Authorized Report-to EID&quot;  &quot;This function adds an authorized Report-to-EID.&quot; BPNODE_ADD_AUTH_REPORT_TO_EID_CC BPNode_AddAuthReportToEidCmd" calcext:value-type="string">
            <text:p>./generate_declaration "Add Authorized Report-to EID" <text:s/>"This function adds an authorized Report-to-EID." BPNODE_ADD_AUTH_REPORT_TO_EID_CC BPNode_AddAuthReportToEid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7];&quot;&quot;&quot; &quot;;&quot; &quot;&quot;&quot;;[.B27];&quot;&quot;&quot; &quot;;[.C27];&quot; &quot;;[.D27])" office:value-type="string" office:string-value="./generate_declaration &quot;Remove Authorized Report-to EID&quot;  &quot;This function removes an authorized Report-to EID.&quot; BPNODE_REMOVE_AUTH_REPORT_TO_EID_CC BPNode_RemoveAuthReportToEidCmd" calcext:value-type="string">
            <text:p>./generate_declaration "Remove Authorized Report-to EID" <text:s/>"This function removes an authorized Report-to EID." BPNODE_REMOVE_AUTH_REPORT_TO_EID_CC BPNode_RemoveAuthReportToEid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8];&quot;&quot;&quot; &quot;;&quot; &quot;&quot;&quot;;[.B28];&quot;&quot;&quot; &quot;;[.C28];&quot; &quot;;[.D28])" office:value-type="string" office:string-value="./generate_declaration &quot;Add Latency&quot;  &quot;This function  adds a latency (low, medium, high) to a bundle queue.&quot; BPNODE_ADD_LATENCY_CC BPNode_AddLatencyCmd" calcext:value-type="string">
            <text:p>./generate_declaration "Add Latency" <text:s/>"This function <text:s/>adds a latency (low, medium, high) to a bundle queue." BPNODE_ADD_LATENCY_CC BPNode_AddLatency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9];&quot;&quot;&quot; &quot;;&quot; &quot;&quot;&quot;;[.B29];&quot;&quot;&quot; &quot;;[.C29];&quot; &quot;;[.D29])" office:value-type="string" office:string-value="./generate_declaration &quot;Remove Latency&quot;  &quot;This function removes a latency from a bundle queue.&quot; BPNODE_REMOVE_LATENCY_CC BPNode_RemoveLatencyCmd" calcext:value-type="string">
            <text:p>./generate_declaration "Remove Latency" <text:s/>"This function removes a latency from a bundle queue." BPNODE_REMOVE_LATENCY_CC BPNode_RemoveLatency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0];&quot;&quot;&quot; &quot;;&quot; &quot;&quot;&quot;;[.B30];&quot;&quot;&quot; &quot;;[.C30];&quot; &quot;;[.D30])" office:value-type="string" office:string-value="./generate_declaration &quot;Contact Setup&quot;  &quot;This function sets up a contact.&quot; BPNODE_CONTACT_SETUP_CC BPNode_ContactSetupCmd" calcext:value-type="string">
            <text:p>./generate_declaration "Contact Setup" <text:s/>"This function sets up a contact." BPNODE_CONTACT_SETUP_CC BPNode_ContactSetup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1];&quot;&quot;&quot; &quot;;&quot; &quot;&quot;&quot;;[.B31];&quot;&quot;&quot; &quot;;[.C31];&quot; &quot;;[.D31])" office:value-type="string" office:string-value="./generate_declaration &quot;Contact Start&quot;  &quot;This function starts a contact.&quot; BPNODE_CONTACT_START_CC BPNode_ContactStartCmd" calcext:value-type="string">
            <text:p>./generate_declaration "Contact Start" <text:s/>"This function starts a contact." BPNODE_CONTACT_START_CC BPNode_ContactStart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2];&quot;&quot;&quot; &quot;;&quot; &quot;&quot;&quot;;[.B32];&quot;&quot;&quot; &quot;;[.C32];&quot; &quot;;[.D32])" office:value-type="string" office:string-value="./generate_declaration &quot;Contact Stop&quot;  &quot;This function stops a contact.&quot; BPNODE_CONTACT_STOP_CC BPNode_ContactStopCmd" calcext:value-type="string">
            <text:p>./generate_declaration "Contact Stop" <text:s/>"This function stops a contact." BPNODE_CONTACT_STOP_CC BPNode_ContactStop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3];&quot;&quot;&quot; &quot;;&quot; &quot;&quot;&quot;;[.B33];&quot;&quot;&quot; &quot;;[.C33];&quot; &quot;;[.D33])" office:value-type="string" office:string-value="./generate_declaration &quot;Contact Teardown&quot;  &quot;This function tears down a contact.&quot; BPNODE_CONTACT_TEARDOWN_CC BPNode_ContactTeardownCmd" calcext:value-type="string">
            <text:p>./generate_declaration "Contact Teardown" <text:s/>"This function tears down a contact." BPNODE_CONTACT_TEARDOWN_CC BPNode_ContactTeardown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4];&quot;&quot;&quot; &quot;;&quot; &quot;&quot;&quot;;[.B34];&quot;&quot;&quot; &quot;;[.C34];&quot; &quot;;[.D34])" office:value-type="string" office:string-value="./generate_declaration &quot;Add MIB Array Key&quot;  &quot;This function adds a MIB Array Key.&quot; BPNODE_ADD_MIB_ARRAY_KEY_CC BPNode_AddMibArrayKeyCmd" calcext:value-type="string">
            <text:p>./generate_declaration "Add MIB Array Key" <text:s/>"This function adds a MIB Array Key." BPNODE_ADD_MIB_ARRAY_KEY_CC BPNode_AddMibArrayKey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5];&quot;&quot;&quot; &quot;;&quot; &quot;&quot;&quot;;[.B35];&quot;&quot;&quot; &quot;;[.C35];&quot; &quot;;[.D35])" office:value-type="string" office:string-value="./generate_declaration &quot;Remove MIB Array Key&quot;  &quot;This function removes a MIB Array Key.&quot; BPNODE_REMOVE_MIB_ARRAY_KEY_CC BPNode_RemoveMibArrayKeyCmd" calcext:value-type="string">
            <text:p>./generate_declaration "Remove MIB Array Key" <text:s/>"This function removes a MIB Array Key." BPNODE_REMOVE_MIB_ARRAY_KEY_CC BPNode_RemoveMibArrayKey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6];&quot;&quot;&quot; &quot;;&quot; &quot;&quot;&quot;;[.B36];&quot;&quot;&quot; &quot;;[.C36];&quot; &quot;;[.D36])" office:value-type="string" office:string-value="./generate_declaration &quot;Set MIB Item&quot;  &quot;This function sets the value of a MIB item.&quot; BPNODE_SET_MIB_ITEM_CC BPNode_SetMibItemCmd" calcext:value-type="string">
            <text:p>./generate_declaration "Set MIB Item" <text:s/>"This function sets the value of a MIB item." BPNODE_SET_MIB_ITEM_CC BPNode_SetMibItem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7];&quot;&quot;&quot; &quot;;&quot; &quot;&quot;&quot;;[.B37];&quot;&quot;&quot; &quot;;[.C37];&quot; &quot;;[.D37])" office:value-type="string" office:string-value="./generate_declaration &quot;Add Storage Allocation&quot;  &quot;This function adds a given storage allocation assigned to a given Source EID.&quot; BPNODE_ADD_STORAGE_ALLOCATION_CC BPNode_AddStorageAllocationCmd" calcext:value-type="string">
            <text:p>./generate_declaration "Add Storage Allocation" <text:s/>"This function adds a given storage allocation assigned to a given Source EID." BPNODE_ADD_STORAGE_ALLOCATION_CC BPNode_AddStorageAllocation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8];&quot;&quot;&quot; &quot;;&quot; &quot;&quot;&quot;;[.B38];&quot;&quot;&quot; &quot;;[.C38];&quot; &quot;;[.D38])" office:value-type="string" office:string-value="./generate_declaration &quot;Remove Storage Allocation&quot;  &quot;This function removes a storage allocation by Source EID.&quot; BPNODE_REMOVE_STORAGE_ALLOCATION_CC BPNode_RemoveStorageAllocationCmd" calcext:value-type="string">
            <text:p>./generate_declaration "Remove Storage Allocation" <text:s/>"This function removes a storage allocation by Source EID." BPNODE_REMOVE_STORAGE_ALLOCATION_CC BPNode_RemoveStorageAllocation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9];&quot;&quot;&quot; &quot;;&quot; &quot;&quot;&quot;;[.B39];&quot;&quot;&quot; &quot;;[.C39];&quot; &quot;;[.D39])" office:value-type="string" office:string-value="./generate_declaration &quot;Perform Self Test (7.2)&quot;  &quot;This function performs a BPNode self test.&quot; BPNODE_PERFORM_SELF_TEST_CC BPNode_PerformSelfTestCmd" calcext:value-type="string">
            <text:p>./generate_declaration "Perform Self Test (7.2)" <text:s/>"This function performs a BPNode self test." BPNODE_PERFORM_SELF_TEST_CC BPNode_PerformSelfTest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40];&quot;&quot;&quot; &quot;;&quot; &quot;&quot;&quot;;[.B40];&quot;&quot;&quot; &quot;;[.C40];&quot; &quot;;[.D40])" office:value-type="string" office:string-value="./generate_declaration &quot;Send Node MIB Config HK&quot;  &quot;This function sends Node MIB configuration HK.&quot; BPNODE_SEND_NODE_MIB_CONFIG_HK_CC BPNode_SendNodeMibConfigHkCmd" calcext:value-type="string">
            <text:p>./generate_declaration "Send Node MIB Config HK" <text:s/>"This function sends Node MIB configuration HK." BPNODE_SEND_NODE_MIB_CONFIG_HK_CC BPNode_SendNodeMibConfigHk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41];&quot;&quot;&quot; &quot;;&quot; &quot;&quot;&quot;;[.B41];&quot;&quot;&quot; &quot;;[.C41];&quot; &quot;;[.D41])" office:value-type="string" office:string-value="./generate_declaration &quot;Send Per-Source MIB Config HK&quot;  &quot;This function sends per-source EID MIB configuration HK.&quot; BPNODE_SEND_SOURCE_MIB_CONFIG_HK_CC BPNode_SendSourceMibConfigHkCmd" calcext:value-type="string">
            <text:p>./generate_declaration "Send Per-Source MIB Config HK" <text:s/>"This function sends per-source EID MIB configuration HK." BPNODE_SEND_SOURCE_MIB_CONFIG_HK_CC BPNode_SendSourceMibConfigHk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42];&quot;&quot;&quot; &quot;;&quot; &quot;&quot;&quot;;[.B42];&quot;&quot;&quot; &quot;;[.C42];&quot; &quot;;[.D42])" office:value-type="string" office:string-value="./generate_declaration &quot;Send Node MIB Counter HK&quot;  &quot;This function sends MIB counter HK.&quot; BPNODE_SEND_NODE_MIB_COUNTERS_HK_CC BPNode_SendNodeMibCountersHkCmd" calcext:value-type="string">
            <text:p>./generate_declaration "Send Node MIB Counter HK" <text:s/>"This function sends MIB counter HK." BPNODE_SEND_NODE_MIB_COUNTERS_HK_CC BPNode_SendNodeMibCountersHk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43];&quot;&quot;&quot; &quot;;&quot; &quot;&quot;&quot;;[.B43];&quot;&quot;&quot; &quot;;[.C43];&quot; &quot;;[.D43])" office:value-type="string" office:string-value="./generate_declaration &quot;Send Per-Source MIB Counter HK&quot;  &quot;This function sends per-source EID MIB counter HK.&quot; BPNODE_SEND_SOURCE_MIB_COUNTERS_HK_CC BPNode_SendSourceMibCountersHkCmd" calcext:value-type="string">
            <text:p>./generate_declaration "Send Per-Source MIB Counter HK" <text:s/>"This function sends per-source EID MIB counter HK." BPNODE_SEND_SOURCE_MIB_COUNTERS_HK_CC BPNode_SendSourceMibCountersHk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44];&quot;&quot;&quot; &quot;;&quot; &quot;&quot;&quot;;[.B44];&quot;&quot;&quot; &quot;;[.C44];&quot; &quot;;[.D44])" office:value-type="string" office:string-value="./generate_declaration &quot;Send Storage HK&quot;  &quot;This function sends storage HK.&quot; BPNODE_SEND_STORAGE_HK BPNode_SendStorageHk" calcext:value-type="string">
            <text:p>./generate_declaration "Send Storage HK" <text:s/>"This function sends storage HK." BPNODE_SEND_STORAGE_HK BPNode_SendStorageHk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45];&quot;&quot;&quot; &quot;;&quot; &quot;&quot;&quot;;[.B45];&quot;&quot;&quot; &quot;;[.C45];&quot; &quot;;[.D45])" office:value-type="string" office:string-value="./generate_declaration &quot;Send Channel/Contact Status HK&quot;  &quot;This function sends channel/contact status HK.&quot; BPNODE_SEND_CHANNEL_CONTACT_STAT_HK_CC BPNode_SendChannelContactStatHkCmd" calcext:value-type="string">
            <text:p>./generate_declaration "Send Channel/Contact Status HK" <text:s/>"This function sends channel/contact status HK." BPNODE_SEND_CHANNEL_CONTACT_STAT_HK_CC BPNode_SendChannelContactStatHkCmd</text:p>
          </table:table-cell>
          <table:table-cell table:number-columns-repeated="57"/>
        </table:table-row>
        <table:table-row table:style-name="ro1" table:number-rows-repeated="1048339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6">00/00/0000</text:date>, <text:time style:data-style-name="N2" text:time-value="19:52:19.1130993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p_20_CDR_20_Directives_20_to_20_Code" style:display-name="PageStyle_Map CDR Directives to 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de-gen" style:display-name="PageStyle_code-g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1T11:49:09</meta:creation-date>
    <dc:date>2024-08-06T21:26:41.892364564</dc:date>
    <meta:generator>LibreOffice/6.4.7.2$Linux_X86_64 LibreOffice_project/40$Build-2</meta:generator>
    <meta:editing-duration>PT3H32M44S</meta:editing-duration>
    <meta:editing-cycles>10</meta:editing-cycles>
    <meta:document-statistic meta:table-count="2" meta:cell-count="87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